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35E600002914EAE8E6E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3.425cm" style:rel-column-width="14291*"/>
    </style:style>
    <style:style style:name="Tabla12.B" style:family="table-column">
      <style:table-column-properties style:column-width="2.325cm" style:rel-column-width="9699*"/>
    </style:style>
    <style:style style:name="Tabla12.C" style:family="table-column">
      <style:table-column-properties style:column-width="4.884cm" style:rel-column-width="20378*"/>
    </style:style>
    <style:style style:name="Tabla12.D" style:family="table-column">
      <style:table-column-properties style:column-width="5.073cm" style:rel-column-width="21167*"/>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4" style:family="table-cell">
      <style:table-cell-properties fo:padding="0.097cm" fo:border-left="none" fo:border-right="none" fo:border-top="none" fo:border-bottom="1pt solid #008080"/>
    </style:style>
    <style:style style:name="Tabla12.B24" style:family="table-cell">
      <style:table-cell-properties fo:padding="0.097cm" fo:border-left="none" fo:border-right="none" fo:border-top="none" fo:border-bottom="1pt solid #008080"/>
    </style:style>
    <style:style style:name="Tabla12.C24" style:family="table-cell" style:data-style-name="N100">
      <style:table-cell-properties fo:padding="0.097cm" fo:border-left="none" fo:border-right="none" fo:border-top="none" fo:border-bottom="1pt solid #008080"/>
    </style:style>
    <style:style style:name="Tabla12.D24"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6"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style:font-name-asian="NimbusMonL-Regu" style:font-size-asian="10pt" style:font-name-complex="NimbusMonL-Regu" style:font-size-complex="10pt"/>
    </style:style>
    <style:style style:name="P19" style:family="paragraph" style:parent-style-name="Standard">
      <style:paragraph-properties fo:margin-left="0cm" fo:margin-right="0cm" fo:text-align="justify" style:justify-single-word="false" fo:hyphenation-ladder-count="1" fo:text-indent="0cm" style:auto-text-indent="false"/>
      <style:text-properties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0"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1"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2"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3"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4"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5"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6"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7"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28"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29"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30"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31"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32"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3"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4" style:family="paragraph" style:parent-style-name="Standard">
      <style:paragraph-properties fo:text-align="start" style:justify-single-word="false" style:text-autospace="none"/>
      <style:text-properties style:font-name="Courier New Pitch" fo:font-size="10pt" officeooo:paragraph-rsid="00704e77" style:font-name-asian="NimbusMonL-Regu" style:font-size-asian="10pt" style:font-name-complex="NimbusMonL-Regu" style:font-size-complex="10pt"/>
    </style:style>
    <style:style style:name="P35" style:family="paragraph" style:parent-style-name="Standard">
      <style:paragraph-properties fo:text-align="start" style:justify-single-word="false" style:text-autospace="none"/>
      <style:text-properties fo:color="#008080" style:font-name="Courier 10 Pitch" fo:font-size="10pt" style:font-name-asian="NimbusMonL-Regu" style:font-size-asian="10pt" style:font-name-complex="NimbusMonL-Regu" style:font-size-complex="10pt"/>
    </style:style>
    <style:style style:name="P36" style:family="paragraph" style:parent-style-name="Standard">
      <style:paragraph-properties fo:text-align="start" style:justify-single-word="false" style:text-autospace="none"/>
      <style:text-properties fo:color="#008080" style:font-name="Courier 10 Pitch" fo:font-size="10pt" officeooo:paragraph-rsid="00704e77" style:font-name-asian="NimbusMonL-Regu" style:font-size-asian="10pt" style:font-name-complex="NimbusMonL-Regu" style:font-size-complex="10pt"/>
    </style:style>
    <style:style style:name="P37" style:family="paragraph" style:parent-style-name="Standard">
      <style:paragraph-properties fo:text-align="start" style:justify-single-word="false" style:text-autospace="none"/>
      <style:text-properties fo:color="#008080" style:font-name="Courier 10 Pitch" fo:font-size="10pt" officeooo:paragraph-rsid="007273ba" style:font-name-asian="NimbusMonL-Regu" style:font-size-asian="10pt" style:font-name-complex="NimbusMonL-Regu" style:font-size-complex="10pt"/>
    </style:style>
    <style:style style:name="P38" style:family="paragraph" style:parent-style-name="Standard">
      <style:paragraph-properties fo:text-align="start" style:justify-single-word="false" style:text-autospace="none"/>
      <style:text-properties fo:color="#008080" style:font-name="Courier 10 Pitch" fo:font-size="10pt" officeooo:rsid="00704e77" officeooo:paragraph-rsid="00704e77" style:font-name-asian="NimbusMonL-Regu" style:font-size-asian="10pt" style:font-name-complex="NimbusMonL-Regu" style:font-size-complex="10pt"/>
    </style:style>
    <style:style style:name="P39" style:family="paragraph" style:parent-style-name="Standard">
      <style:paragraph-properties fo:text-align="start" style:justify-single-word="false" style:text-autospace="none"/>
      <style:text-properties fo:color="#008080" style:font-name="Courier 10 Pitch" fo:font-size="10pt" officeooo:rsid="007273ba" style:font-name-asian="NimbusMonL-Regu" style:font-size-asian="10pt" style:font-name-complex="NimbusMonL-Regu" style:font-size-complex="10pt"/>
    </style:style>
    <style:style style:name="P40" style:family="paragraph" style:parent-style-name="Standard">
      <style:paragraph-properties fo:text-align="start" style:justify-single-word="false" style:text-autospace="none"/>
      <style:text-properties fo:color="#008080" style:font-name="Courier 10 Pitch" fo:font-size="10pt" officeooo:rsid="007273ba" officeooo:paragraph-rsid="007273ba" style:font-name-asian="NimbusMonL-Regu" style:font-size-asian="10pt" style:font-name-complex="NimbusMonL-Regu" style:font-size-complex="10pt"/>
    </style:style>
    <style:style style:name="P41" style:family="paragraph" style:parent-style-name="Table_20_Contents">
      <style:text-properties style:font-name="Liberation Serif1" fo:font-size="12pt" style:font-name-asian="NimbusSanL-Regu" style:font-size-asian="12pt" style:font-name-complex="NimbusSanL-Regu" style:font-size-complex="12pt"/>
    </style:style>
    <style:style style:name="P42"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43"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44"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45"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46"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47"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48"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49"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50"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1"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52"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53"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60"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61"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62"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63"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64"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65"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66"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67" style:family="paragraph" style:parent-style-name="Table_20_Contents">
      <style:paragraph-properties fo:text-align="center" style:justify-single-word="false"/>
      <style:text-properties style:font-name="Liberation Serif1" fo:font-size="12pt" fo:font-weight="normal" officeooo:rsid="007273ba" officeooo:paragraph-rsid="007273ba" style:font-name-asian="NimbusSanL-Regu" style:font-size-asian="12pt" style:font-weight-asian="normal" style:font-name-complex="NimbusSanL-Regu" style:font-size-complex="12pt" style:font-weight-complex="normal"/>
    </style:style>
    <style:style style:name="P68" style:family="paragraph" style:parent-style-name="Table_20_Contents">
      <style:paragraph-properties fo:text-align="center" style:justify-single-word="false"/>
      <style:text-properties style:font-name="Liberation Serif1" fo:font-size="12pt" fo:font-weight="normal" officeooo:rsid="007273ba" officeooo:paragraph-rsid="0077069d" style:font-name-asian="NimbusSanL-Regu" style:font-size-asian="12pt" style:font-weight-asian="normal" style:font-name-complex="NimbusSanL-Regu" style:font-size-complex="12pt" style:font-weight-complex="normal"/>
    </style:style>
    <style:style style:name="P6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70"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7273ba" style:font-name-asian="NimbusSanL-Regu" style:font-size-asian="12pt" style:font-weight-asian="normal" style:font-name-complex="NimbusSanL-Regu" style:font-size-complex="12pt" style:font-weight-complex="normal"/>
    </style:style>
    <style:style style:name="P71"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2"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3"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74"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Standard">
      <style:paragraph-properties fo:margin-left="7.59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79" style:family="paragraph" style:parent-style-name="Standard">
      <style:paragraph-properties fo:margin-left="6.112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0" style:family="paragraph" style:parent-style-name="Standard">
      <style:paragraph-properties fo:margin-left="2.551cm" fo:margin-right="0cm" fo:text-align="start" style:justify-single-word="false" fo:text-indent="0cm" style:auto-text-indent="false" style:text-autospace="none"/>
      <style:text-properties fo:color="#008080" style:font-name="Courier 10 Pitch" fo:font-size="10pt" officeooo:rsid="0018f37c" style:font-name-asian="NimbusMonL-Regu" style:font-size-asian="10pt" style:font-name-complex="NimbusMonL-Regu" style:font-size-complex="10pt"/>
    </style:style>
    <style:style style:name="P81" style:family="paragraph" style:parent-style-name="Standard">
      <style:paragraph-properties fo:margin-left="6.999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2" style:family="paragraph" style:parent-style-name="Standard">
      <style:paragraph-properties fo:margin-left="4.865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3" style:family="paragraph" style:parent-style-name="Standard">
      <style:paragraph-properties fo:margin-left="4.251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4" style:family="paragraph" style:parent-style-name="Standard">
      <style:paragraph-properties fo:margin-left="4.251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85" style:family="paragraph" style:parent-style-name="Standard">
      <style:paragraph-properties fo:margin-left="4.233cm" fo:margin-right="0cm"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6" style:family="paragraph" style:parent-style-name="Standard">
      <style:paragraph-properties fo:margin-left="4.233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7" style:family="paragraph" style:parent-style-name="Standard">
      <style:paragraph-properties fo:margin-left="4.267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8" style:family="paragraph" style:parent-style-name="Standard">
      <style:paragraph-properties fo:margin-left="4.694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89" style:family="paragraph" style:parent-style-name="Standard">
      <style:paragraph-properties fo:margin-left="4.66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0" style:family="paragraph" style:parent-style-name="Standard">
      <style:paragraph-properties fo:margin-left="6.368cm" fo:margin-right="0cm" fo:text-align="start" style:justify-single-word="false" fo:text-indent="0cm" style:auto-text-indent="false" style:text-autospace="none"/>
      <style:text-properties fo:color="#008080" style:font-name="Courier 10 Pitch" fo:font-size="10pt" style:font-name-asian="NimbusMonL-Regu" style:font-size-asian="10pt" style:font-name-complex="NimbusMonL-Regu" style:font-size-complex="10pt"/>
    </style:style>
    <style:style style:name="P91"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2"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3"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94" style:family="paragraph" style:parent-style-name="Standard">
      <style:paragraph-properties fo:text-align="start" style:justify-single-word="false" style:text-autospace="none"/>
      <style:text-properties fo:color="#008080" style:font-name="Courier 10 Pitch" fo:font-size="10pt" officeooo:paragraph-rsid="0078402b" style:font-name-asian="NimbusMonL-Regu" style:font-size-asian="10pt" style:font-name-complex="NimbusMonL-Regu" style:font-size-complex="10pt"/>
    </style:style>
    <style:style style:name="P95" style:family="paragraph" style:parent-style-name="Standard">
      <style:paragraph-properties fo:text-align="start" style:justify-single-word="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96" style:family="paragraph" style:parent-style-name="Standard">
      <style:paragraph-properties fo:text-align="start" style:justify-single-word="false" style:text-autospace="none"/>
      <style:text-properties style:font-name="Courier New Pitch" fo:font-size="10pt" officeooo:paragraph-rsid="0078402b" style:font-name-asian="NimbusMonL-Regu" style:font-size-asian="10pt" style:font-name-complex="NimbusMonL-Regu" style:font-size-complex="10pt"/>
    </style:style>
    <style:style style:name="P97"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98" style:family="paragraph" style:parent-style-name="Standard" style:list-style-name="L7">
      <style:paragraph-properties fo:margin-left="2.524cm" fo:margin-right="0cm" fo:text-align="justify" style:justify-single-word="false" fo:hyphenation-ladder-count="1" fo:text-indent="0cm" style:auto-text-indent="false"/>
      <style:text-properties officeooo:paragraph-rsid="0075e647" fo:hyphenate="true" fo:hyphenation-remain-char-count="2" fo:hyphenation-push-char-count="7"/>
    </style:style>
    <style:style style:name="P99"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100"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101"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2"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81d4c" style:font-name-asian="NimbusMonL-Regu" style:font-size-asian="10pt" style:font-name-complex="NimbusMonL-Regu" style:font-size-complex="10pt"/>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paragraph-rsid="0078402b" style:font-name-asian="NimbusMonL-Regu" style:font-size-asian="10pt" style:font-name-complex="NimbusMonL-Regu"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8080" style:font-name="Courier 10 Pitch" fo:font-size="10pt" officeooo:rsid="001c9fac" officeooo:paragraph-rsid="0078bd61" style:font-name-asian="NimbusMonL-Regu" style:font-size-asian="10pt" style:font-name-complex="NimbusMonL-Regu" style:font-size-complex="10pt"/>
    </style:style>
    <style:style style:name="P106" style:family="paragraph" style:parent-style-name="Standard">
      <style:paragraph-properties fo:margin-left="8.569cm" fo:margin-right="0cm" fo:text-align="start" style:justify-single-word="false" fo:text-indent="0cm" style:auto-text-indent="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107" style:family="paragraph" style:parent-style-name="Standard">
      <style:paragraph-properties fo:margin-left="1.263cm" fo:margin-right="0cm" fo:text-align="start" style:justify-single-word="false" fo:text-indent="0cm" style:auto-text-indent="false" style:text-autospace="none"/>
      <style:text-properties fo:color="#008080" style:font-name="Courier 10 Pitch" fo:font-size="10pt" officeooo:paragraph-rsid="0078bd61" style:font-name-asian="NimbusMonL-Regu" style:font-size-asian="10pt" style:font-name-complex="NimbusMonL-Regu" style:font-size-complex="10pt"/>
    </style:style>
    <style:style style:name="P108" style:family="paragraph" style:parent-style-name="Text_20_body" style:master-page-name="First_20_Page">
      <style:paragraph-properties fo:margin-left="0cm" fo:margin-right="0cm" fo:text-indent="0cm" style:auto-text-indent="false" style:page-number="auto"/>
    </style:style>
    <style:style style:name="P109"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110"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11"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112"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13"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114" style:family="paragraph" style:parent-style-name="Text_20_body">
      <style:paragraph-properties fo:margin-left="0cm" fo:margin-right="0cm" fo:text-align="justify" style:justify-single-word="false" fo:hyphenation-ladder-count="1" fo:text-indent="0cm" style:auto-text-indent="false"/>
      <style:text-properties fo:color="#008080" style:font-name="Courier 10 Pitch" fo:font-size="12pt" fo:font-style="normal" officeooo:paragraph-rsid="0078bd61" style:font-name-asian="NimbusSanL-Regu" style:font-size-asian="12pt" style:font-style-asian="normal" style:font-name-complex="NimbusSanL-Regu" style:font-size-complex="12pt" style:font-style-complex="normal" fo:hyphenate="true" fo:hyphenation-remain-char-count="2" fo:hyphenation-push-char-count="7"/>
    </style:style>
    <style:style style:name="P115"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6"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17"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18"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19" style:family="paragraph" style:parent-style-name="Heading_20_1">
      <style:text-properties fo:font-style="normal" style:font-style-asian="normal" style:font-style-complex="normal"/>
    </style:style>
    <style:style style:name="P120" style:family="paragraph" style:parent-style-name="Heading_20_1">
      <style:paragraph-properties fo:break-before="page"/>
    </style:style>
    <style:style style:name="P121" style:family="paragraph" style:parent-style-name="Table_20_Contents">
      <style:paragraph-properties fo:text-align="center" style:justify-single-word="false"/>
      <style:text-properties style:font-name="Liberation Serif1" fo:font-size="12pt" style:text-underline-style="none" fo:font-weight="normal" officeooo:rsid="0077069d" officeooo:paragraph-rsid="0077069d" style:font-name-asian="NimbusSanL-Regu" style:font-size-asian="12pt" style:font-weight-asian="normal" style:font-name-complex="NimbusSanL-Regu" style:font-size-complex="12pt" style:font-weight-complex="normal"/>
    </style:style>
    <style:style style:name="P122" style:family="paragraph" style:parent-style-name="Table_20_Contents">
      <style:paragraph-properties fo:text-align="center" style:justify-single-word="false"/>
      <style:text-properties style:font-name="Liberation Serif1" fo:font-size="12pt" fo:font-weight="normal" officeooo:rsid="0077069d" officeooo:paragraph-rsid="0077069d" style:font-name-asian="NimbusSanL-Regu" style:font-size-asian="12pt" style:font-weight-asian="normal" style:font-name-complex="NimbusSanL-Regu" style:font-size-complex="12pt" style:font-weight-complex="normal"/>
    </style:style>
    <style:style style:name="P123" style:family="paragraph">
      <style:paragraph-properties fo:margin-left="0cm" fo:margin-right="0cm" fo:text-align="center" fo:text-indent="0cm" style:writing-mode="lr-tb">
        <style:tab-stops/>
      </style:paragraph-properties>
    </style:style>
    <style:style style:name="P124"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25" style:family="paragraph">
      <style:paragraph-properties fo:text-align="center"/>
    </style:style>
    <style:style style:name="P126" style:family="paragraph">
      <style:paragraph-properties fo:text-align="center"/>
      <style:text-properties style:font-name="Times New Roman" fo:font-size="22pt" style:font-size-asian="22pt" style:font-size-complex="22pt"/>
    </style:style>
    <style:style style:name="P127" style:family="paragraph">
      <style:paragraph-properties fo:text-align="end"/>
    </style:style>
    <style:style style:name="P128"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fo:font-style="italic" style:font-style-asian="italic" style:font-style-complex="italic"/>
    </style:style>
    <style:style style:name="T20" style:family="text">
      <style:text-properties fo:color="#0084d1" fo:font-style="italic" officeooo:rsid="0014cba7" style:font-style-asian="italic" style:font-style-complex="italic"/>
    </style:style>
    <style:style style:name="T21" style:family="text">
      <style:text-properties fo:color="#0084d1" fo:font-style="italic" officeooo:rsid="0067e49b" style:font-style-asian="italic" style:font-style-complex="italic"/>
    </style:style>
    <style:style style:name="T22"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3"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26" style:family="text">
      <style:text-properties fo:font-weight="bold" style:font-weight-asian="bold" style:font-weight-complex="bold"/>
    </style:style>
    <style:style style:name="T27" style:family="text">
      <style:text-properties fo:font-weight="bold" officeooo:rsid="003f1aab" style:font-weight-asian="bold" style:font-weight-complex="bold"/>
    </style:style>
    <style:style style:name="T28" style:family="text">
      <style:text-properties fo:font-weight="bold" officeooo:rsid="00405ddf" style:font-weight-asian="bold" style:font-weight-complex="bold"/>
    </style:style>
    <style:style style:name="T29" style:family="text">
      <style:text-properties fo:font-weight="bold" officeooo:rsid="0041f574" style:font-weight-asian="bold" style:font-weight-complex="bold"/>
    </style:style>
    <style:style style:name="T30" style:family="text">
      <style:text-properties fo:font-weight="bold" officeooo:rsid="00431d54" style:font-weight-asian="bold" style:font-weight-complex="bold"/>
    </style:style>
    <style:style style:name="T31" style:family="text">
      <style:text-properties fo:font-weight="bold" officeooo:rsid="0044a66d" style:font-weight-asian="bold" style:font-weight-complex="bold"/>
    </style:style>
    <style:style style:name="T32" style:family="text">
      <style:text-properties fo:font-weight="bold" officeooo:rsid="004640e6" style:font-weight-asian="bold" style:font-weight-complex="bold"/>
    </style:style>
    <style:style style:name="T33" style:family="text">
      <style:text-properties fo:font-weight="bold" officeooo:rsid="004a4eda" style:font-weight-asian="bold" style:font-weight-complex="bold"/>
    </style:style>
    <style:style style:name="T34" style:family="text">
      <style:text-properties fo:font-weight="bold" officeooo:rsid="004de311" style:font-weight-asian="bold" style:font-weight-complex="bold"/>
    </style:style>
    <style:style style:name="T35" style:family="text">
      <style:text-properties fo:font-weight="bold" officeooo:rsid="00548722" style:font-weight-asian="bold" style:font-weight-complex="bold"/>
    </style:style>
    <style:style style:name="T36" style:family="text">
      <style:text-properties fo:font-weight="bold" officeooo:rsid="0055dd5a"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431d54" style:font-weight-asian="normal" style:font-weight-complex="normal"/>
    </style:style>
    <style:style style:name="T39" style:family="text">
      <style:text-properties fo:font-weight="normal" officeooo:rsid="0048d513" style:font-weight-asian="normal" style:font-weight-complex="normal"/>
    </style:style>
    <style:style style:name="T40" style:family="text">
      <style:text-properties style:font-name="TimesNewRomanPSMT" fo:font-size="10pt" style:font-name-asian="TimesNewRomanPSMT" style:font-size-asian="10pt" style:font-name-complex="TimesNewRomanPSMT" style:font-size-complex="10pt"/>
    </style:style>
    <style:style style:name="T41" style:family="text">
      <style:text-properties officeooo:rsid="0014cba7"/>
    </style:style>
    <style:style style:name="T42" style:family="text">
      <style:text-properties officeooo:rsid="00181b7f"/>
    </style:style>
    <style:style style:name="T43" style:family="text">
      <style:text-properties officeooo:rsid="001869c8"/>
    </style:style>
    <style:style style:name="T44" style:family="text">
      <style:text-properties officeooo:rsid="0018f37c"/>
    </style:style>
    <style:style style:name="T45" style:family="text">
      <style:text-properties officeooo:rsid="0019324d"/>
    </style:style>
    <style:style style:name="T46" style:family="text">
      <style:text-properties officeooo:rsid="0019b69b"/>
    </style:style>
    <style:style style:name="T47" style:family="text">
      <style:text-properties officeooo:rsid="001b1a16"/>
    </style:style>
    <style:style style:name="T48" style:family="text">
      <style:text-properties officeooo:rsid="001c9fac"/>
    </style:style>
    <style:style style:name="T49" style:family="text">
      <style:text-properties officeooo:rsid="00203d78"/>
    </style:style>
    <style:style style:name="T50" style:family="text">
      <style:text-properties officeooo:rsid="0020be50"/>
    </style:style>
    <style:style style:name="T51" style:family="text">
      <style:text-properties officeooo:rsid="0022a144"/>
    </style:style>
    <style:style style:name="T52" style:family="text">
      <style:text-properties officeooo:rsid="0023c958"/>
    </style:style>
    <style:style style:name="T53" style:family="text">
      <style:text-properties officeooo:rsid="00292f8f"/>
    </style:style>
    <style:style style:name="T54" style:family="text">
      <style:text-properties officeooo:rsid="003c9fd9"/>
    </style:style>
    <style:style style:name="T55" style:family="text">
      <style:text-properties officeooo:rsid="003f1aab"/>
    </style:style>
    <style:style style:name="T56" style:family="text">
      <style:text-properties officeooo:rsid="00405ddf"/>
    </style:style>
    <style:style style:name="T57" style:family="text">
      <style:text-properties officeooo:rsid="0041f574"/>
    </style:style>
    <style:style style:name="T58" style:family="text">
      <style:text-properties officeooo:rsid="00431d54"/>
    </style:style>
    <style:style style:name="T59" style:family="text">
      <style:text-properties officeooo:rsid="0044a66d"/>
    </style:style>
    <style:style style:name="T60" style:family="text">
      <style:text-properties officeooo:rsid="00452f2f"/>
    </style:style>
    <style:style style:name="T61" style:family="text">
      <style:text-properties officeooo:rsid="004640e6"/>
    </style:style>
    <style:style style:name="T62" style:family="text">
      <style:text-properties officeooo:rsid="0048d513"/>
    </style:style>
    <style:style style:name="T63" style:family="text">
      <style:text-properties officeooo:rsid="004a06fc"/>
    </style:style>
    <style:style style:name="T64" style:family="text">
      <style:text-properties officeooo:rsid="004c2ae6"/>
    </style:style>
    <style:style style:name="T65" style:family="text">
      <style:text-properties officeooo:rsid="00548722"/>
    </style:style>
    <style:style style:name="T66" style:family="text">
      <style:text-properties officeooo:rsid="0055dd5a"/>
    </style:style>
    <style:style style:name="T67" style:family="text">
      <style:text-properties officeooo:rsid="0057d400"/>
    </style:style>
    <style:style style:name="T68" style:family="text">
      <style:text-properties officeooo:rsid="00595251"/>
    </style:style>
    <style:style style:name="T69" style:family="text">
      <style:text-properties officeooo:rsid="005a711a"/>
    </style:style>
    <style:style style:name="T70" style:family="text">
      <style:text-properties officeooo:rsid="005b8675"/>
    </style:style>
    <style:style style:name="T71" style:family="text">
      <style:text-properties officeooo:rsid="005ceee9"/>
    </style:style>
    <style:style style:name="T72" style:family="text">
      <style:text-properties officeooo:rsid="005d83ee"/>
    </style:style>
    <style:style style:name="T73" style:family="text">
      <style:text-properties officeooo:rsid="005d8970"/>
    </style:style>
    <style:style style:name="T74" style:family="text">
      <style:text-properties officeooo:rsid="005e090a"/>
    </style:style>
    <style:style style:name="T75" style:family="text">
      <style:text-properties officeooo:rsid="005e1787"/>
    </style:style>
    <style:style style:name="T76" style:family="text">
      <style:text-properties officeooo:rsid="00614254"/>
    </style:style>
    <style:style style:name="T77" style:family="text">
      <style:text-properties officeooo:rsid="00626321"/>
    </style:style>
    <style:style style:name="T78" style:family="text">
      <style:text-properties officeooo:rsid="0063398d"/>
    </style:style>
    <style:style style:name="T79" style:family="text">
      <style:text-properties officeooo:rsid="0064a936"/>
    </style:style>
    <style:style style:name="T80" style:family="text">
      <style:text-properties officeooo:rsid="0065f014"/>
    </style:style>
    <style:style style:name="T81" style:family="text">
      <style:text-properties officeooo:rsid="0067e49b"/>
    </style:style>
    <style:style style:name="T82" style:family="text">
      <style:text-properties officeooo:rsid="00698db3"/>
    </style:style>
    <style:style style:name="T83" style:family="text">
      <style:text-properties officeooo:rsid="006ab995"/>
    </style:style>
    <style:style style:name="T84" style:family="text">
      <style:text-properties fo:color="#008080"/>
    </style:style>
    <style:style style:name="T85" style:family="text">
      <style:text-properties fo:color="#008080" style:font-name="Courier 10 Pitch"/>
    </style:style>
    <style:style style:name="T86" style:family="text">
      <style:text-properties fo:color="#008080" style:font-name="Courier 10 Pitch" officeooo:rsid="007273ba"/>
    </style:style>
    <style:style style:name="T87" style:family="text">
      <style:text-properties fo:color="#008080" style:font-name="Courier 10 Pitch" officeooo:rsid="003c9fd9"/>
    </style:style>
    <style:style style:name="T88" style:family="text">
      <style:text-properties officeooo:rsid="00244e41"/>
    </style:style>
    <style:style style:name="T89" style:family="text">
      <style:text-properties officeooo:rsid="00250890"/>
    </style:style>
    <style:style style:name="T90" style:family="text">
      <style:text-properties officeooo:rsid="0026ee8c"/>
    </style:style>
    <style:style style:name="T91" style:family="text">
      <style:text-properties officeooo:rsid="00278a57"/>
    </style:style>
    <style:style style:name="T92" style:family="text">
      <style:text-properties officeooo:rsid="003126a2"/>
    </style:style>
    <style:style style:name="T93" style:family="text">
      <style:text-properties officeooo:rsid="00306a9b"/>
    </style:style>
    <style:style style:name="T94" style:family="text">
      <style:text-properties officeooo:rsid="00318118"/>
    </style:style>
    <style:style style:name="T95" style:family="text">
      <style:text-properties fo:font-size="10pt" style:font-name-asian="NimbusMonL-Regu" style:font-size-asian="10pt" style:font-name-complex="NimbusMonL-Regu" style:font-size-complex="10pt"/>
    </style:style>
    <style:style style:name="T96" style:family="text">
      <style:text-properties fo:font-size="10pt" officeooo:rsid="003126a2" style:font-name-asian="NimbusMonL-Regu" style:font-size-asian="10pt" style:font-name-complex="NimbusMonL-Regu" style:font-size-complex="10pt"/>
    </style:style>
    <style:style style:name="T97" style:family="text">
      <style:text-properties fo:font-size="10pt" officeooo:rsid="00318118" style:font-name-asian="NimbusMonL-Regu" style:font-size-asian="10pt" style:font-name-complex="NimbusMonL-Regu" style:font-size-complex="10pt"/>
    </style:style>
    <style:style style:name="T98" style:family="text">
      <style:text-properties fo:font-size="10pt" officeooo:rsid="007273ba" style:font-name-asian="NimbusMonL-Regu" style:font-size-asian="10pt" style:font-name-complex="NimbusMonL-Regu" style:font-size-complex="10pt"/>
    </style:style>
    <style:style style:name="T99" style:family="text">
      <style:text-properties fo:font-size="10pt" officeooo:rsid="003c9fd9" style:font-name-asian="NimbusMonL-Regu" style:font-size-asian="10pt" style:font-name-complex="NimbusMonL-Regu" style:font-size-complex="10pt"/>
    </style:style>
    <style:style style:name="T100" style:family="text">
      <style:text-properties officeooo:rsid="007273ba"/>
    </style:style>
    <style:style style:name="T101" style:family="text">
      <style:text-properties officeooo:rsid="0073b18b"/>
    </style:style>
    <style:style style:name="T102" style:family="text">
      <style:text-properties officeooo:rsid="0074ab70"/>
    </style:style>
    <style:style style:name="T103" style:family="text">
      <style:text-properties style:text-underline-style="solid" style:text-underline-width="auto" style:text-underline-color="font-color"/>
    </style:style>
    <style:style style:name="T104" style:family="text">
      <style:text-properties officeooo:rsid="00781d4c"/>
    </style:style>
    <style:style style:name="T105" style:family="text">
      <style:text-properties style:font-name="Arial Black"/>
    </style:style>
    <style:style style:name="T106" style:family="text">
      <style:text-properties style:font-name="Times New Roman" fo:font-size="22pt" style:font-size-asian="22pt" style:font-size-complex="22pt"/>
    </style:style>
    <style:style style:name="T107"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EAE8E6E7.svm" xlink:type="simple" xlink:show="embed" xlink:actuate="onLoad"/></draw:frame><draw:custom-shape text:anchor-type="paragraph" draw:z-index="1" draw:style-name="gr2" draw:text-style-name="P124" svg:width="20.028cm" svg:height="2.664cm" draw:transform="rotate (1.56172061468453) translate (0.783166666666667cm 21.4453611111111cm)"><text:p text:style-name="P123"><text:span text:style-name="T105">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26" svg:width="8.773cm" svg:height="3.987cm" svg:x="7.253cm" svg:y="2.762cm"><draw:text-box><text:p text:style-name="P125"><text:span text:style-name="T106">Procesadores de Lenguajes</text:span></text:p><text:p text:style-name="P125"><text:span text:style-name="T106"/></text:p><text:p text:style-name="P125"><text:span text:style-name="T106">Práctica 1. Diseño del Lenguaje</text:span></text:p></draw:text-box></draw:frame><draw:frame text:anchor-type="paragraph" draw:z-index="3" draw:style-name="gr4" draw:text-style-name="P128" svg:width="6.344cm" svg:height="2.851cm" svg:x="9.102cm" svg:y="19.584cm"><draw:text-box><text:p text:style-name="P127"><text:span text:style-name="T107"><text:s/></text:span><text:span text:style-name="T107">David Medina Godoy</text:span></text:p><text:p text:style-name="P127"><text:span text:style-name="T107">asce@correo.ugr.es</text:span></text:p><text:p text:style-name="P127"><text:span text:style-name="T107">Ana María Ruiz Jiménez</text:span></text:p><text:p text:style-name="P127"><text:span text:style-name="T107">anamrj@correo.ugr.es</text:span></text:p><text:p text:style-name="P127"><text:span text:style-name="T107">22/03/2013</text:span></text:p></draw:text-box></draw:frame></text:p>
      <text:p text:style-name="P108"/>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5">ÍNDICE</text:p>
          </text:index-title>
          <text:p text:style-name="P76"><text:s/>1 DESCRIPCIÓN DEL LENGUAJE<text:tab/><text:span text:style-name="T102">2</text:span></text:p>
          <text:p text:style-name="P76"><text:s/>2 DESCRIPCIÓN FORMAL DE LA SINTAXIS DEL LENGUAJE EN BNF<text:tab/><text:span text:style-name="Page_20_Number"><text:span text:style-name="T102">6</text:span></text:span></text:p>
          <text:p text:style-name="P76"><text:s/>3 DEFINICIÓN DE LA SEMÁNTICA EN LENGUAJE NATURAL<text:tab/><text:span text:style-name="Page_20_Number">1</text:span><text:span text:style-name="Page_20_Number"><text:span text:style-name="T102">0</text:span></text:span></text:p>
          <text:p text:style-name="P77"><text:s/>3.1 Estructura del programa<text:tab/>1<text:span text:style-name="T102">0</text:span></text:p>
          <text:p text:style-name="P77"><text:s/>3.2 DECLARACIÓN DE VARIABLES<text:tab/>1<text:span text:style-name="T102">0</text:span></text:p>
          <text:p text:style-name="P77"><text:s/>3.3 DECLARACIÓN DE SUBPROGRAMAS : PROCEDIMIENTOS<text:tab/>1<text:span text:style-name="T102">1</text:span></text:p>
          <text:p text:style-name="P77"><text:s/>3.4 SENTENCIAS<text:tab/>1<text:span text:style-name="T102">2</text:span></text:p>
          <text:p text:style-name="P77"><text:s/>3.5 EXPRESIONES<text:tab/>1<text:span text:style-name="T102">3</text:span></text:p>
          <text:p text:style-name="P76"><text:s/>4 IDENTIFICACIÓN DE LOS TOKENS CON EL MÁXIMO NIVEL DE ABSTRACCIÓN<text:tab/><text:span text:style-name="Page_20_Number">1</text:span><text:span text:style-name="Page_20_Number"><text:span text:style-name="T102">4</text:span></text:span></text:p>
        </text:index-body>
      </text:table-of-content>
      <text:p text:style-name="Text_20_body"/>
      <text:p text:style-name="P2"/>
      <text:p text:style-name="P2"/>
      <text:h text:style-name="P120" text:outline-level="1">DESCRIPCIÓN DEL LENGUAJE</text:h>
      <text:p text:style-name="P2"/>
      <text:p text:style-name="P2">A continuación se procede a describir el lenguaje asignado <text:span text:style-name="T41">BBBBA</text:span>.</text:p>
      <text:p text:style-name="P2"/>
      <text:list xml:id="list4360382592970670360" text:style-name="L1">
        <text:list-item>
          <text:p text:style-name="P109">Sintaxis inspirada en un lenguaje de programación <text:span text:style-name="T41">C</text:span>.</text:p>
        </text:list-item>
      </text:list>
      <text:p text:style-name="P2"/>
      <text:p text:style-name="P23">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2"/>
      <text:list xml:id="list5589752868241591380" text:style-name="L2">
        <text:list-item>
          <text:p text:style-name="P110">Palabras reservadas en <text:span text:style-name="T41">Inglés</text:span>.</text:p>
        </text:list-item>
      </text:list>
      <text:p text:style-name="P3"/>
      <text:list xml:id="list6899952881566090039" text:style-name="L3">
        <text:list-item>
          <text:p text:style-name="P111">Estructuras de datos consideradas como tipo elementales.</text:p>
        </text:list-item>
      </text:list>
      <text:p text:style-name="P3"/>
      <text:p text:style-name="P24">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5"/>
      <text:p text:style-name="P24"><text:span text:style-name="T19">Operaciones sobre </text:span><text:span text:style-name="T20">arrays 1D y 2D</text:span><text:span text:style-name="T17"> : </text:span></text:p>
      <text:p text:style-name="P25"/>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4">Nombre</text:p>
          </table:table-cell>
          <table:table-cell table:style-name="Tabla4.A1" office:value-type="string">
            <text:p text:style-name="P44">Tipo</text:p>
          </table:table-cell>
          <table:table-cell table:style-name="Tabla4.A1" office:value-type="string">
            <text:p text:style-name="P44">Lexema</text:p>
          </table:table-cell>
          <table:table-cell table:style-name="Tabla4.A1" office:value-type="string">
            <text:p text:style-name="P44">Operandos</text:p>
          </table:table-cell>
          <table:table-cell table:style-name="Tabla4.A1" office:value-type="string">
            <text:p text:style-name="P44">Ejemplo</text:p>
          </table:table-cell>
          <table:table-cell table:style-name="Tabla4.A1" office:value-type="string">
            <text:p text:style-name="P44">Resultado</text:p>
          </table:table-cell>
        </table:table-row>
        <table:table-row table:style-name="Tabla4.2">
          <table:table-cell table:style-name="Tabla4.A2" office:value-type="string">
            <text:p text:style-name="P57">suma</text:p>
          </table:table-cell>
          <table:table-cell table:style-name="Tabla4.A2" office:value-type="string">
            <text:p text:style-name="P57">binario</text:p>
          </table:table-cell>
          <table:table-cell table:style-name="Tabla4.A2" office:value-type="string">
            <text:p text:style-name="P57">+</text:p>
          </table:table-cell>
          <table:table-cell table:style-name="Tabla4.A2" office:value-type="string">
            <text:p text:style-name="P57">dos arrays</text:p>
          </table:table-cell>
          <table:table-cell table:style-name="Tabla4.A2" office:value-type="string">
            <text:p text:style-name="P57">a1+a2</text:p>
          </table:table-cell>
          <table:table-cell table:style-name="Tabla4.A2" office:value-type="string">
            <text:p text:style-name="P57">Suma elemento a elemento</text:p>
          </table:table-cell>
        </table:table-row>
        <table:table-row table:style-name="Tabla4.2">
          <table:table-cell table:style-name="Tabla4.A2" office:value-type="string">
            <text:p text:style-name="P51"/>
          </table:table-cell>
          <table:table-cell table:style-name="Tabla4.A2" office:value-type="string">
            <text:p text:style-name="P51"/>
          </table:table-cell>
          <table:table-cell table:style-name="Tabla4.A2" office:value-type="string">
            <text:p text:style-name="P51"/>
          </table:table-cell>
          <table:table-cell table:style-name="Tabla4.A2" office:value-type="string">
            <text:p text:style-name="P57">array y valor</text:p>
          </table:table-cell>
          <table:table-cell table:style-name="Tabla4.A2" office:value-type="string">
            <text:p text:style-name="P57">a+x</text:p>
          </table:table-cell>
          <table:table-cell table:style-name="Tabla4.A2" office:value-type="string">
            <text:p text:style-name="P57">Suma de x con cada elemento</text:p>
          </table:table-cell>
        </table:table-row>
        <table:table-row table:style-name="Tabla4.2">
          <table:table-cell table:style-name="Tabla4.A2" office:value-type="string">
            <text:p text:style-name="P51"/>
          </table:table-cell>
          <table:table-cell table:style-name="Tabla4.A2" office:value-type="string">
            <text:p text:style-name="P51"/>
          </table:table-cell>
          <table:table-cell table:style-name="Tabla4.A2" office:value-type="string">
            <text:p text:style-name="P51"/>
          </table:table-cell>
          <table:table-cell table:style-name="Tabla4.A2" office:value-type="string">
            <text:p text:style-name="P57">valor y array</text:p>
          </table:table-cell>
          <table:table-cell table:style-name="Tabla4.A2" office:value-type="string">
            <text:p text:style-name="P57">x+a</text:p>
          </table:table-cell>
          <table:table-cell table:style-name="Tabla4.A2" office:value-type="string">
            <text:p text:style-name="P57">Suma de cada elemento con x</text:p>
          </table:table-cell>
        </table:table-row>
        <table:table-row table:style-name="Tabla4.2">
          <table:table-cell table:style-name="Tabla4.A2" office:value-type="string">
            <text:p text:style-name="P57">resta</text:p>
          </table:table-cell>
          <table:table-cell table:style-name="Tabla4.A2" office:value-type="string">
            <text:p text:style-name="P57">binario</text:p>
          </table:table-cell>
          <table:table-cell table:style-name="Tabla4.A2" office:value-type="string">
            <text:p text:style-name="P57">-</text:p>
          </table:table-cell>
          <table:table-cell table:style-name="Tabla4.A2" office:value-type="string">
            <text:p text:style-name="P57">dos arrays</text:p>
          </table:table-cell>
          <table:table-cell table:style-name="Tabla4.A2" office:value-type="string">
            <text:p text:style-name="P57">a1-a2</text:p>
          </table:table-cell>
          <table:table-cell table:style-name="Tabla4.A2" office:value-type="string">
            <text:p text:style-name="P57">Resta elemento a elemento</text:p>
          </table:table-cell>
        </table:table-row>
        <table:table-row table:style-name="Tabla4.2">
          <table:table-cell table:style-name="Tabla4.A2" office:value-type="string">
            <text:p text:style-name="P51"/>
          </table:table-cell>
          <table:table-cell table:style-name="Tabla4.A2" office:value-type="string">
            <text:p text:style-name="P51"/>
          </table:table-cell>
          <table:table-cell table:style-name="Tabla4.A2" office:value-type="string">
            <text:p text:style-name="P51"/>
          </table:table-cell>
          <table:table-cell table:style-name="Tabla4.A2" office:value-type="string">
            <text:p text:style-name="P57">array y valor</text:p>
          </table:table-cell>
          <table:table-cell table:style-name="Tabla4.A2" office:value-type="string">
            <text:p text:style-name="P57">a-x</text:p>
          </table:table-cell>
          <table:table-cell table:style-name="Tabla4.A2" office:value-type="string">
            <text:p text:style-name="P57">Resta de cada elemento con x</text:p>
          </table:table-cell>
        </table:table-row>
        <table:table-row table:style-name="Tabla4.2">
          <table:table-cell table:style-name="Tabla4.A2" office:value-type="string">
            <text:p text:style-name="P57">producto</text:p>
          </table:table-cell>
          <table:table-cell table:style-name="Tabla4.A2" office:value-type="string">
            <text:p text:style-name="P57">binario</text:p>
          </table:table-cell>
          <table:table-cell table:style-name="Tabla4.A2" office:value-type="string">
            <text:p text:style-name="P52">*</text:p>
          </table:table-cell>
          <table:table-cell table:style-name="Tabla4.A2" office:value-type="string">
            <text:p text:style-name="P57">dos arrays</text:p>
          </table:table-cell>
          <table:table-cell table:style-name="Tabla4.A2" office:value-type="string">
            <text:p text:style-name="P57">a1*a2</text:p>
          </table:table-cell>
          <table:table-cell table:style-name="Tabla4.A2" office:value-type="string">
            <text:p text:style-name="P57">Producto elemento a elemento</text:p>
          </table:table-cell>
        </table:table-row>
        <table:table-row table:style-name="Tabla4.2">
          <table:table-cell table:style-name="Tabla4.A2" office:value-type="string">
            <text:p text:style-name="P57"/>
          </table:table-cell>
          <table:table-cell table:style-name="Tabla4.A2" office:value-type="string">
            <text:p text:style-name="P57"/>
          </table:table-cell>
          <table:table-cell table:style-name="Tabla4.A2" office:value-type="string">
            <text:p text:style-name="P57"/>
          </table:table-cell>
          <table:table-cell table:style-name="Tabla4.A2" office:value-type="string">
            <text:p text:style-name="P57">array y valor</text:p>
          </table:table-cell>
          <table:table-cell table:style-name="Tabla4.A2" office:value-type="string">
            <text:p text:style-name="P57">a1*x</text:p>
          </table:table-cell>
          <table:table-cell table:style-name="Tabla4.A2" office:value-type="string">
            <text:p text:style-name="P57">Producto de cada elemento con x</text:p>
          </table:table-cell>
        </table:table-row>
        <table:table-row table:style-name="Tabla4.2">
          <table:table-cell table:style-name="Tabla4.A9" office:value-type="string">
            <text:p text:style-name="P51"/>
          </table:table-cell>
          <table:table-cell table:style-name="Tabla4.A9" office:value-type="string">
            <text:p text:style-name="P51"/>
          </table:table-cell>
          <table:table-cell table:style-name="Tabla4.A9" office:value-type="string">
            <text:p text:style-name="P51"/>
          </table:table-cell>
          <table:table-cell table:style-name="Tabla4.A9" office:value-type="string">
            <text:p text:style-name="P57">valor y array</text:p>
          </table:table-cell>
          <table:table-cell table:style-name="Tabla4.A9" office:value-type="string">
            <text:p text:style-name="P57">x*a1</text:p>
          </table:table-cell>
          <table:table-cell table:style-name="Tabla4.A9" office:value-type="string">
            <text:p text:style-name="P57">Producto de x con cada elemento</text:p>
          </table:table-cell>
        </table:table-row>
      </table:table>
      <text:p text:style-name="P26"/>
      <text:p text:style-name="P26"/>
      <text:p text:style-name="P26"><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5">Nombre</text:p>
          </table:table-cell>
          <table:table-cell table:style-name="Tabla5.A1" office:value-type="string">
            <text:p text:style-name="P45">Tipo</text:p>
          </table:table-cell>
          <table:table-cell table:style-name="Tabla5.A1" office:value-type="string">
            <text:p text:style-name="P45">Lexema</text:p>
          </table:table-cell>
          <table:table-cell table:style-name="Tabla5.A1" office:value-type="string">
            <text:p text:style-name="P45">Operandos</text:p>
          </table:table-cell>
          <table:table-cell table:style-name="Tabla5.A1" office:value-type="string">
            <text:p text:style-name="P45">Ejemplo</text:p>
          </table:table-cell>
          <table:table-cell table:style-name="Tabla5.A1" office:value-type="string">
            <text:p text:style-name="P45">Resultado</text:p>
          </table:table-cell>
        </table:table-row>
        <table:table-row table:style-name="Tabla5.2">
          <table:table-cell table:style-name="Tabla5.A2" office:value-type="string">
            <text:p text:style-name="P57">división</text:p>
          </table:table-cell>
          <table:table-cell table:style-name="Tabla5.A2" office:value-type="string">
            <text:p text:style-name="P57">binario</text:p>
          </table:table-cell>
          <table:table-cell table:style-name="Tabla5.A2" office:value-type="string">
            <text:p text:style-name="P57">/</text:p>
          </table:table-cell>
          <table:table-cell table:style-name="Tabla5.A2" office:value-type="string">
            <text:p text:style-name="P57">dos arrays</text:p>
          </table:table-cell>
          <table:table-cell table:style-name="Tabla5.A2" office:value-type="string">
            <text:p text:style-name="P57">a1/a2</text:p>
          </table:table-cell>
          <table:table-cell table:style-name="Tabla5.A2" office:value-type="string">
            <text:p text:style-name="P57">División elemento a elemento</text:p>
          </table:table-cell>
        </table:table-row>
        <table:table-row table:style-name="Tabla5.2">
          <table:table-cell table:style-name="Tabla5.A2" office:value-type="string">
            <text:p text:style-name="P52"/>
          </table:table-cell>
          <table:table-cell table:style-name="Tabla5.A2" office:value-type="string">
            <text:p text:style-name="P52"/>
          </table:table-cell>
          <table:table-cell table:style-name="Tabla5.A2" office:value-type="string">
            <text:p text:style-name="P52"/>
          </table:table-cell>
          <table:table-cell table:style-name="Tabla5.A2" office:value-type="string">
            <text:p text:style-name="P57">array y valor</text:p>
          </table:table-cell>
          <table:table-cell table:style-name="Tabla5.A2" office:value-type="string">
            <text:p text:style-name="P57">a1/x</text:p>
          </table:table-cell>
          <table:table-cell table:style-name="Tabla5.A2" office:value-type="string">
            <text:p text:style-name="P57">División de cada elemento con x</text:p>
          </table:table-cell>
        </table:table-row>
        <table:table-row table:style-name="Tabla5.2">
          <table:table-cell table:style-name="Tabla5.A4" office:value-type="string">
            <text:p text:style-name="P57">multipl.</text:p>
          </table:table-cell>
          <table:table-cell table:style-name="Tabla5.A4" office:value-type="string">
            <text:p text:style-name="P57">binario</text:p>
          </table:table-cell>
          <table:table-cell table:style-name="Tabla5.A4" office:value-type="string">
            <text:p text:style-name="P52">**</text:p>
          </table:table-cell>
          <table:table-cell table:style-name="Tabla5.A4" office:value-type="string">
            <text:p text:style-name="P57">dos arrays</text:p>
          </table:table-cell>
          <table:table-cell table:style-name="Tabla5.A4" office:value-type="string">
            <text:p text:style-name="P57">a1**a2</text:p>
          </table:table-cell>
          <table:table-cell table:style-name="Tabla5.A4" office:value-type="string">
            <text:p text:style-name="P57">Multiplicación de matrices</text:p>
          </table:table-cell>
        </table:table-row>
      </table:table>
      <text:p text:style-name="P27"/>
      <text:list xml:id="list7400911105174330789" text:style-name="L4">
        <text:list-item>
          <text:p text:style-name="P115">Los identificadores deben ser declarados antes de ser usados.</text:p>
        </text:list-item>
        <text:list-item>
          <text:p text:style-name="P116"><text:span text:style-name="T79">Para la suma, resta, </text:span><text:span text:style-name="T82">producto</text:span><text:span text:style-name="T79"> y división entre arrays el tamaño de ambos debe ser el mismo.</text:span></text:p>
        </text:list-item>
        <text:list-item>
          <text:p text:style-name="P117">Para la multiplicación de arrays el número de columnas del primer operando debe coincidir con el número de filas del segundo.</text:p>
        </text:list-item>
      </text:list>
      <text:p text:style-name="P4"><text:tab/><text:span text:style-name="T19">Operaciones para los tipos de datos entero, real, carácter y booleano</text:span> :</text:p>
      <text:p text:style-name="P26"/>
      <text:p text:style-name="P26"/>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44">Nombre</text:p>
          </table:table-cell>
          <table:table-cell table:style-name="Tabla6.A1" office:value-type="string">
            <text:p text:style-name="P44">Tipo</text:p>
          </table:table-cell>
          <table:table-cell table:style-name="Tabla6.A1" office:value-type="string">
            <text:p text:style-name="P44">Lexema</text:p>
          </table:table-cell>
          <table:table-cell table:style-name="Tabla6.A1" office:value-type="string">
            <text:p text:style-name="P44">Operandos</text:p>
          </table:table-cell>
          <table:table-cell table:style-name="Tabla6.A1" office:value-type="string">
            <text:p text:style-name="P44">Ejemplo</text:p>
          </table:table-cell>
          <table:table-cell table:style-name="Tabla6.A1" office:value-type="string">
            <text:p text:style-name="P44">Resultado</text:p>
          </table:table-cell>
        </table:table-row>
        <table:table-row table:style-name="Tabla6.2">
          <table:table-cell table:style-name="Tabla6.A2" office:value-type="string">
            <text:p text:style-name="P51">suma</text:p>
          </table:table-cell>
          <table:table-cell table:style-name="Tabla6.A2" office:value-type="string">
            <text:p text:style-name="P51">binario</text:p>
          </table:table-cell>
          <table:table-cell table:style-name="Tabla6.A2" office:value-type="string">
            <text:p text:style-name="P51">+</text:p>
          </table:table-cell>
          <table:table-cell table:style-name="Tabla6.A2" office:value-type="string">
            <text:p text:style-name="P51">entero y entero</text:p>
          </table:table-cell>
          <table:table-cell table:style-name="Tabla6.E2" office:value-type="float" office:value="-2">
            <text:p text:style-name="P51">2+4</text:p>
          </table:table-cell>
          <table:table-cell table:style-name="Tabla6.A2" office:value-type="string">
            <text:p text:style-name="P51">Suma los dos operandos</text:p>
          </table:table-cell>
        </table:table-row>
        <table:table-row table:style-name="Tabla6.2">
          <table:table-cell table:style-name="Tabla6.B3" office:value-type="string">
            <text:p text:style-name="P51"/>
          </table:table-cell>
          <table:table-cell table:style-name="Tabla6.B3" office:value-type="string">
            <text:p text:style-name="P51"/>
          </table:table-cell>
          <table:table-cell table:style-name="Tabla6.C3" office:value-type="string">
            <text:p text:style-name="P51"/>
          </table:table-cell>
          <table:table-cell table:style-name="Tabla6.D3" office:value-type="string">
            <text:p text:style-name="P51">real y real</text:p>
          </table:table-cell>
          <table:table-cell table:style-name="Tabla6.E3" office:value-type="float" office:value="0">
            <text:p text:style-name="P51">2.3+3.5</text:p>
          </table:table-cell>
          <table:table-cell table:style-name="Tabla6.F3" office:value-type="string">
            <text:p text:style-name="P51">Suma los dos operandos</text:p>
          </table:table-cell>
        </table:table-row>
      </table:table>
      <text:p text:style-name="P26"/>
      <text:p text:style-name="P26"/>
      <text:p text:style-name="P26"/>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44">Nombre</text:p>
          </table:table-cell>
          <table:table-cell table:style-name="Tabla7.A1" office:value-type="string">
            <text:p text:style-name="P44">Tipo</text:p>
          </table:table-cell>
          <table:table-cell table:style-name="Tabla7.A1" office:value-type="string">
            <text:p text:style-name="P44">Lexema</text:p>
          </table:table-cell>
          <table:table-cell table:style-name="Tabla7.A1" office:value-type="string">
            <text:p text:style-name="P44">Operandos</text:p>
          </table:table-cell>
          <table:table-cell table:style-name="Tabla7.A1" office:value-type="string">
            <text:p text:style-name="P44">Ejemplo</text:p>
          </table:table-cell>
          <table:table-cell table:style-name="Tabla7.A1" office:value-type="string">
            <text:p text:style-name="P44">Resultado</text:p>
          </table:table-cell>
        </table:table-row>
        <table:table-row table:style-name="Tabla7.2">
          <table:table-cell table:style-name="Tabla7.A2" office:value-type="string">
            <text:p text:style-name="P51">resta</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entero y entero</text:p>
          </table:table-cell>
          <table:table-cell table:style-name="Tabla7.E2" office:value-type="float" office:value="-2">
            <text:p text:style-name="P51">2-4</text:p>
          </table:table-cell>
          <table:table-cell table:style-name="Tabla7.A2" office:value-type="string">
            <text:p text:style-name="P51">Resta los dos operandos</text:p>
          </table:table-cell>
        </table:table-row>
        <table:table-row table:style-name="Tabla7.2">
          <table:table-cell table:style-name="Tabla7.A2" office:value-type="string">
            <text:p text:style-name="P51"/>
          </table:table-cell>
          <table:table-cell table:style-name="Tabla7.A2" office:value-type="string">
            <text:p text:style-name="P51"/>
          </table:table-cell>
          <table:table-cell table:style-name="Tabla7.A2" office:value-type="string">
            <text:p text:style-name="P51"/>
          </table:table-cell>
          <table:table-cell table:style-name="Tabla7.A2" office:value-type="string">
            <text:p text:style-name="P51">real y real</text:p>
          </table:table-cell>
          <table:table-cell table:style-name="Tabla7.E2" office:value-type="float" office:value="0">
            <text:p text:style-name="P51">2.3-3.5</text:p>
          </table:table-cell>
          <table:table-cell table:style-name="Tabla7.A2" office:value-type="string">
            <text:p text:style-name="P51">Resta los dos operandos</text:p>
          </table:table-cell>
        </table:table-row>
        <table:table-row table:style-name="Tabla7.2">
          <table:table-cell table:style-name="Tabla7.A2" office:value-type="string">
            <text:p text:style-name="P51">producto</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entero y entero</text:p>
          </table:table-cell>
          <table:table-cell table:style-name="Tabla7.E2" office:value-type="float" office:value="-2">
            <text:p text:style-name="P51">2*4</text:p>
          </table:table-cell>
          <table:table-cell table:style-name="Tabla7.A2" office:value-type="string">
            <text:p text:style-name="P51">Multiplica los dos operandos</text:p>
          </table:table-cell>
        </table:table-row>
        <table:table-row table:style-name="Tabla7.2">
          <table:table-cell table:style-name="Tabla7.A2" office:value-type="string">
            <text:p text:style-name="P51"/>
          </table:table-cell>
          <table:table-cell table:style-name="Tabla7.A2" office:value-type="string">
            <text:p text:style-name="P51"/>
          </table:table-cell>
          <table:table-cell table:style-name="Tabla7.A2" office:value-type="string">
            <text:p text:style-name="P51"/>
          </table:table-cell>
          <table:table-cell table:style-name="Tabla7.A2" office:value-type="string">
            <text:p text:style-name="P51">real y real</text:p>
          </table:table-cell>
          <table:table-cell table:style-name="Tabla7.E2" office:value-type="float" office:value="0">
            <text:p text:style-name="P51">2.3*3.5</text:p>
          </table:table-cell>
          <table:table-cell table:style-name="Tabla7.A2" office:value-type="string">
            <text:p text:style-name="P51">Multiplica los dos operandos</text:p>
          </table:table-cell>
        </table:table-row>
        <table:table-row table:style-name="Tabla7.2">
          <table:table-cell table:style-name="Tabla7.A2" office:value-type="string">
            <text:p text:style-name="P51">división</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entero y entero</text:p>
          </table:table-cell>
          <table:table-cell table:style-name="Tabla7.E2" office:value-type="float" office:value="-2">
            <text:p text:style-name="P51">4/2</text:p>
          </table:table-cell>
          <table:table-cell table:style-name="Tabla7.A2" office:value-type="string">
            <text:p text:style-name="P51">Divide los dos operandos</text:p>
          </table:table-cell>
        </table:table-row>
        <table:table-row table:style-name="Tabla7.2">
          <table:table-cell table:style-name="Tabla7.A2" office:value-type="string">
            <text:p text:style-name="P51"/>
          </table:table-cell>
          <table:table-cell table:style-name="Tabla7.A2" office:value-type="string">
            <text:p text:style-name="P51"/>
          </table:table-cell>
          <table:table-cell table:style-name="Tabla7.A2" office:value-type="string">
            <text:p text:style-name="P51"/>
          </table:table-cell>
          <table:table-cell table:style-name="Tabla7.A2" office:value-type="string">
            <text:p text:style-name="P51">real y real</text:p>
          </table:table-cell>
          <table:table-cell table:style-name="Tabla7.E2" office:value-type="float" office:value="0">
            <text:p text:style-name="P51">2.3/3.5</text:p>
          </table:table-cell>
          <table:table-cell table:style-name="Tabla7.A2" office:value-type="string">
            <text:p text:style-name="P51">Divide los dos operandos</text:p>
          </table:table-cell>
        </table:table-row>
        <table:table-row table:style-name="Tabla7.2">
          <table:table-cell table:style-name="Tabla7.A2" office:value-type="string">
            <text:p text:style-name="P51">and</text:p>
          </table:table-cell>
          <table:table-cell table:style-name="Tabla7.A2" office:value-type="string">
            <text:p text:style-name="P51">binario</text:p>
          </table:table-cell>
          <table:table-cell table:style-name="Tabla7.A2" office:value-type="string">
            <text:p text:style-name="P51">&amp;&amp;</text:p>
          </table:table-cell>
          <table:table-cell table:style-name="Tabla7.A2" office:value-type="string">
            <text:p text:style-name="P51">booleano y booleano</text:p>
          </table:table-cell>
          <table:table-cell table:style-name="Tabla7.A2" office:value-type="string">
            <text:p text:style-name="P51">a&amp;&amp;b</text:p>
          </table:table-cell>
          <table:table-cell table:style-name="Tabla7.A2" office:value-type="string">
            <text:p text:style-name="P51">Realiza la operación and entre operandos</text:p>
          </table:table-cell>
        </table:table-row>
        <table:table-row table:style-name="Tabla7.2">
          <table:table-cell table:style-name="Tabla7.A2" office:value-type="string">
            <text:p text:style-name="P51">or</text:p>
          </table:table-cell>
          <table:table-cell table:style-name="Tabla7.A2" office:value-type="string">
            <text:p text:style-name="P51">binario</text:p>
          </table:table-cell>
          <table:table-cell table:style-name="Tabla7.A2" office:value-type="string">
            <text:p text:style-name="P51">||</text:p>
          </table:table-cell>
          <table:table-cell table:style-name="Tabla7.A2" office:value-type="string">
            <text:p text:style-name="P51">booleano y booleano</text:p>
          </table:table-cell>
          <table:table-cell table:style-name="Tabla7.A2" office:value-type="string">
            <text:p text:style-name="P51">a||b</text:p>
          </table:table-cell>
          <table:table-cell table:style-name="Tabla7.A2" office:value-type="string">
            <text:p text:style-name="P51">Realiza la operación or entre operandos</text:p>
          </table:table-cell>
        </table:table-row>
        <table:table-row table:style-name="Tabla7.2">
          <table:table-cell table:style-name="Tabla7.A2" office:value-type="string">
            <text:p text:style-name="P51">not</text:p>
          </table:table-cell>
          <table:table-cell table:style-name="Tabla7.A2" office:value-type="string">
            <text:p text:style-name="P51">unario</text:p>
          </table:table-cell>
          <table:table-cell table:style-name="Tabla7.A2" office:value-type="string">
            <text:p text:style-name="P51">!</text:p>
          </table:table-cell>
          <table:table-cell table:style-name="Tabla7.A2" office:value-type="string">
            <text:p text:style-name="P51">booleano</text:p>
          </table:table-cell>
          <table:table-cell table:style-name="Tabla7.A2" office:value-type="string">
            <text:p text:style-name="P51">!a</text:p>
          </table:table-cell>
          <table:table-cell table:style-name="Tabla7.A2" office:value-type="string">
            <text:p text:style-name="P51"><text:span text:style-name="T80">Aplica</text:span> la operación not <text:span text:style-name="T80">a un</text:span> operando</text:p>
          </table:table-cell>
        </table:table-row>
        <table:table-row table:style-name="Tabla7.2">
          <table:table-cell table:style-name="Tabla7.A11" office:value-type="string">
            <text:p text:style-name="P51">xor</text:p>
          </table:table-cell>
          <table:table-cell table:style-name="Tabla7.B11" office:value-type="string">
            <text:p text:style-name="P51">binario</text:p>
          </table:table-cell>
          <table:table-cell table:style-name="Tabla7.C11" office:value-type="string">
            <text:p text:style-name="P51"><text:span text:style-name="T40">¬</text:span>|</text:p>
          </table:table-cell>
          <table:table-cell table:style-name="Tabla7.D11" office:value-type="string">
            <text:p text:style-name="P51">booleano y booleano</text:p>
          </table:table-cell>
          <table:table-cell table:style-name="Tabla7.E11" office:value-type="string">
            <text:p text:style-name="P51"><text:span text:style-name="T40">¬</text:span>|a</text:p>
          </table:table-cell>
          <table:table-cell table:style-name="Tabla7.F11" office:value-type="string">
            <text:p text:style-name="P51">Realiza la operación xor entre operandos</text:p>
          </table:table-cell>
        </table:table-row>
      </table:table>
      <text:p text:style-name="P13"><text:soft-page-break/></text:p>
      <text:p text:style-name="P26"><text:span text:style-name="T19">Sentencia de asignación para todos los tipos de expresiones</text:span> :</text:p>
      <text:p text:style-name="P26"/>
      <text:p text:style-name="P26"/>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44">Nombre</text:p>
          </table:table-cell>
          <table:table-cell table:style-name="Tabla8.A1" office:value-type="string">
            <text:p text:style-name="P44">Tipo</text:p>
          </table:table-cell>
          <table:table-cell table:style-name="Tabla8.A1" office:value-type="string">
            <text:p text:style-name="P44">Lexema</text:p>
          </table:table-cell>
          <table:table-cell table:style-name="Tabla8.A1" office:value-type="string">
            <text:p text:style-name="P44">Operandos</text:p>
          </table:table-cell>
          <table:table-cell table:style-name="Tabla8.A1" office:value-type="string">
            <text:p text:style-name="P44">Ejemplo</text:p>
          </table:table-cell>
          <table:table-cell table:style-name="Tabla8.A1" office:value-type="string">
            <text:p text:style-name="P44">Resultado</text:p>
          </table:table-cell>
        </table:table-row>
        <table:table-row table:style-name="Tabla8.2">
          <table:table-cell table:style-name="Tabla8.A2" office:value-type="string">
            <text:p text:style-name="P51">Asignación</text:p>
          </table:table-cell>
          <table:table-cell table:style-name="Tabla8.A2" office:value-type="string">
            <text:p text:style-name="P51">binario</text:p>
          </table:table-cell>
          <table:table-cell table:style-name="Tabla8.A2" office:value-type="string">
            <text:p text:style-name="P51">=</text:p>
          </table:table-cell>
          <table:table-cell table:style-name="Tabla8.A2" office:value-type="string">
            <text:p text:style-name="P51">Variable y valor x</text:p>
          </table:table-cell>
          <table:table-cell table:style-name="Tabla8.E2" office:value-type="float" office:value="-2">
            <text:p text:style-name="P51">a=<text:span text:style-name="T79">2</text:span></text:p>
          </table:table-cell>
          <table:table-cell table:style-name="Tabla8.A2" office:value-type="string">
            <text:p text:style-name="P51"><text:span text:style-name="T79">Asigna a</text:span> <text:span text:style-name="T79">'</text:span>a<text:span text:style-name="T79">'</text:span> <text:span text:style-name="T79">el valor 2</text:span>, debe ser del mismo tipo</text:p>
          </table:table-cell>
        </table:table-row>
        <table:table-row table:style-name="Tabla8.2">
          <table:table-cell table:style-name="Tabla8.A2" office:value-type="string">
            <text:p text:style-name="P51"/>
          </table:table-cell>
          <table:table-cell table:style-name="Tabla8.A2" office:value-type="string">
            <text:p text:style-name="P51"/>
          </table:table-cell>
          <table:table-cell table:style-name="Tabla8.A2" office:value-type="string">
            <text:p text:style-name="P51"/>
          </table:table-cell>
          <table:table-cell table:style-name="Tabla8.A2" office:value-type="string">
            <text:p text:style-name="P51">Variable y variable</text:p>
          </table:table-cell>
          <table:table-cell table:style-name="Tabla8.E2" office:value-type="float" office:value="0">
            <text:p text:style-name="P51">a=b</text:p>
          </table:table-cell>
          <table:table-cell table:style-name="Tabla8.A2" office:value-type="string">
            <text:p text:style-name="P51"><text:s/><text:span text:style-name="T79">Asigna a '</text:span>a<text:span text:style-name="T79">' el valor de</text:span> <text:span text:style-name="T79">'</text:span>b<text:span text:style-name="T79">'</text:span>, debe ser del mismo tipo</text:p>
          </table:table-cell>
        </table:table-row>
        <table:table-row table:style-name="Tabla8.2">
          <table:table-cell table:style-name="Tabla8.A4" office:value-type="string">
            <text:p text:style-name="P51"/>
          </table:table-cell>
          <table:table-cell table:style-name="Tabla8.B4" office:value-type="string">
            <text:p text:style-name="P51"/>
          </table:table-cell>
          <table:table-cell table:style-name="Tabla8.C4" office:value-type="string">
            <text:p text:style-name="P51"/>
          </table:table-cell>
          <table:table-cell table:style-name="Tabla8.D4" office:value-type="string">
            <text:p text:style-name="P65">Variable y expresión</text:p>
          </table:table-cell>
          <table:table-cell table:style-name="Tabla8.E4" office:value-type="float" office:value="0">
            <text:p text:style-name="P65">a=b+2</text:p>
          </table:table-cell>
          <table:table-cell table:style-name="Tabla8.F4" office:value-type="string">
            <text:p text:style-name="P65">Asigna a 'a' el resultado de evaluar la expresión 'b+2'</text:p>
          </table:table-cell>
        </table:table-row>
      </table:table>
      <text:p text:style-name="P26"/>
      <text:list xml:id="list8987531908424107675" text:style-name="L5">
        <text:list-item>
          <text:p text:style-name="P91">Estos operadores no permiten datos de distinto tipo por lo que comprueban los tipos.</text:p>
          <text:p text:style-name="P91"/>
        </text:list-item>
        <text:list-item>
          <text:p text:style-name="P91">El lenguaje no realiza un typecasting automático.</text:p>
        </text:list-item>
      </text:list>
      <text:p text:style-name="P26"/>
      <text:p text:style-name="P26"><text:span text:style-name="T19">Permitirá expresiones aritméticas </text:span><text:span text:style-name="T21">y</text:span><text:span text:style-name="T19"> lógicas</text:span> :</text:p>
      <text:p text:style-name="P26"/>
      <text:p text:style-name="P26"/>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44">Nombre</text:p>
          </table:table-cell>
          <table:table-cell table:style-name="Tabla9.A1" office:value-type="string">
            <text:p text:style-name="P44">Tipo</text:p>
          </table:table-cell>
          <table:table-cell table:style-name="Tabla9.A1" office:value-type="string">
            <text:p text:style-name="P44">Lexema</text:p>
          </table:table-cell>
          <table:table-cell table:style-name="Tabla9.A1" office:value-type="string">
            <text:p text:style-name="P44">Operandos</text:p>
          </table:table-cell>
          <table:table-cell table:style-name="Tabla9.A1" office:value-type="string">
            <text:p text:style-name="P44">Ejemplo</text:p>
          </table:table-cell>
          <table:table-cell table:style-name="Tabla9.A1" office:value-type="string">
            <text:p text:style-name="P44">Resultado</text:p>
          </table:table-cell>
        </table:table-row>
        <table:table-row table:style-name="Tabla9.2">
          <table:table-cell table:style-name="Tabla9.A2" office:value-type="string">
            <text:p text:style-name="P51">Menor que</text:p>
          </table:table-cell>
          <table:table-cell table:style-name="Tabla9.A2" office:value-type="string">
            <text:p text:style-name="P51">binario</text:p>
          </table:table-cell>
          <table:table-cell table:style-name="Tabla9.A2" office:value-type="string">
            <text:p text:style-name="P51">&lt;</text:p>
          </table:table-cell>
          <table:table-cell table:style-name="Tabla9.A2" office:value-type="string">
            <text:p text:style-name="P51">entero y entero</text:p>
          </table:table-cell>
          <table:table-cell table:style-name="Tabla9.E2" office:value-type="float" office:value="-2">
            <text:p text:style-name="P51">2&lt;4</text:p>
          </table:table-cell>
          <table:table-cell table:style-name="Tabla9.F3" table:number-rows-spanned="2" office:value-type="string">
            <text:p text:style-name="P51"><text:span text:style-name="T81">Devuelve el booleano true</text:span> si el primer operando es menor que el segundo, <text:span text:style-name="T81">y en otro caso </text:span>devuelve <text:span text:style-name="T81">false</text:span></text:p>
          </table:table-cell>
        </table:table-row>
        <table:table-row table:style-name="Tabla9.2">
          <table:table-cell table:style-name="Tabla9.A3" office:value-type="string">
            <text:p text:style-name="P51"/>
          </table:table-cell>
          <table:table-cell table:style-name="Tabla9.B3" office:value-type="string">
            <text:p text:style-name="P51"/>
          </table:table-cell>
          <table:table-cell table:style-name="Tabla9.C3" office:value-type="string">
            <text:p text:style-name="P51"/>
          </table:table-cell>
          <table:table-cell table:style-name="Tabla9.D3" office:value-type="string">
            <text:p text:style-name="P51">real y real</text:p>
          </table:table-cell>
          <table:table-cell table:style-name="Tabla9.E3" office:value-type="float" office:value="0">
            <text:p text:style-name="P51">2.3&lt;3.6</text:p>
          </table:table-cell>
          <table:covered-table-cell/>
        </table:table-row>
      </table:table>
      <text:p text:style-name="P26"/>
      <text:p text:style-name="P26"/>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44">Nombre</text:p>
          </table:table-cell>
          <table:table-cell table:style-name="Tabla10.A1" office:value-type="string">
            <text:p text:style-name="P44">Tipo</text:p>
          </table:table-cell>
          <table:table-cell table:style-name="Tabla10.A1" office:value-type="string">
            <text:p text:style-name="P44">Lexema</text:p>
          </table:table-cell>
          <table:table-cell table:style-name="Tabla10.A1" office:value-type="string">
            <text:p text:style-name="P44">Operandos</text:p>
          </table:table-cell>
          <table:table-cell table:style-name="Tabla10.A1" office:value-type="string">
            <text:p text:style-name="P44">Ejemplo</text:p>
          </table:table-cell>
          <table:table-cell table:style-name="Tabla10.A1" office:value-type="string">
            <text:p text:style-name="P44">Resultado</text:p>
          </table:table-cell>
        </table:table-row>
        <table:table-row table:style-name="Tabla10.2">
          <table:table-cell table:style-name="Tabla10.A2" office:value-type="string">
            <text:p text:style-name="P51">Menor o igual que</text:p>
          </table:table-cell>
          <table:table-cell table:style-name="Tabla10.A2" office:value-type="string">
            <text:p text:style-name="P51">binario</text:p>
          </table:table-cell>
          <table:table-cell table:style-name="Tabla10.A2" office:value-type="string">
            <text:p text:style-name="P51">&lt;=</text:p>
          </table:table-cell>
          <table:table-cell table:style-name="Tabla10.A2" office:value-type="string">
            <text:p text:style-name="P51">entero y entero</text:p>
          </table:table-cell>
          <table:table-cell table:style-name="Tabla10.E2" office:value-type="float" office:value="-2">
            <text:p text:style-name="P51">2&lt;=4</text:p>
          </table:table-cell>
          <table:table-cell table:style-name="Tabla10.A2" table:number-rows-spanned="2" office:value-type="string">
            <text:p text:style-name="P55"><text:span text:style-name="T81">Devuelve el booleano true</text:span> si el primer operando es menor <text:span text:style-name="T81">o igual </text:span>que el segundo, <text:span text:style-name="T81">y en otro caso </text:span>devuelve <text:span text:style-name="T81">false</text:span></text:p>
          </table:table-cell>
        </table:table-row>
        <table:table-row table:style-name="Tabla10.2">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real y real</text:p>
          </table:table-cell>
          <table:table-cell table:style-name="Tabla10.E2" office:value-type="float" office:value="0">
            <text:p text:style-name="P51">2.3&lt;=3.6</text:p>
          </table:table-cell>
          <table:covered-table-cell/>
        </table:table-row>
        <table:table-row table:style-name="Tabla10.2">
          <table:table-cell table:style-name="Tabla10.A2" office:value-type="string">
            <text:p text:style-name="P51">Mayor que</text:p>
          </table:table-cell>
          <table:table-cell table:style-name="Tabla10.A2" office:value-type="string">
            <text:p text:style-name="P51">binario</text:p>
          </table:table-cell>
          <table:table-cell table:style-name="Tabla10.A2" office:value-type="string">
            <text:p text:style-name="P51">&gt;</text:p>
          </table:table-cell>
          <table:table-cell table:style-name="Tabla10.A2" office:value-type="string">
            <text:p text:style-name="P51">entero y entero</text:p>
          </table:table-cell>
          <table:table-cell table:style-name="Tabla10.E2" office:value-type="float" office:value="-2">
            <text:p text:style-name="P51">2&gt;4</text:p>
          </table:table-cell>
          <table:table-cell table:style-name="Tabla10.A2" table:number-rows-spanned="2" office:value-type="string">
            <text:p text:style-name="P55"><text:span text:style-name="T81">Devuelve el booleano true</text:span> si el primer operando es <text:span text:style-name="T83">mayor</text:span> que el segundo, <text:span text:style-name="T81">y en otro caso </text:span>devuelve <text:span text:style-name="T81">false</text:span></text:p>
          </table:table-cell>
        </table:table-row>
        <table:table-row table:style-name="Tabla10.2">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real y real</text:p>
          </table:table-cell>
          <table:table-cell table:style-name="Tabla10.E2" office:value-type="float" office:value="0">
            <text:p text:style-name="P51">2.3&gt;3.6</text:p>
          </table:table-cell>
          <table:covered-table-cell/>
        </table:table-row>
        <table:table-row table:style-name="Tabla10.2">
          <table:table-cell table:style-name="Tabla10.A2" office:value-type="string">
            <text:p text:style-name="P51">Mayor igual que</text:p>
          </table:table-cell>
          <table:table-cell table:style-name="Tabla10.A2" office:value-type="string">
            <text:p text:style-name="P51">binario</text:p>
          </table:table-cell>
          <table:table-cell table:style-name="Tabla10.A2" office:value-type="string">
            <text:p text:style-name="P51">&gt;=</text:p>
          </table:table-cell>
          <table:table-cell table:style-name="Tabla10.A2" office:value-type="string">
            <text:p text:style-name="P51">entero y entero</text:p>
          </table:table-cell>
          <table:table-cell table:style-name="Tabla10.E2" office:value-type="float" office:value="-2">
            <text:p text:style-name="P51">2&gt;=4</text:p>
          </table:table-cell>
          <table:table-cell table:style-name="Tabla10.F7" table:number-rows-spanned="2" office:value-type="string">
            <text:p text:style-name="P55"><text:span text:style-name="T81">Devuelve el booleano true</text:span> si el primer operando es m<text:span text:style-name="T81">ayor o igual</text:span> que el segundo, <text:span text:style-name="T81">y en otro caso </text:span>devuelve <text:span text:style-name="T81">false</text:span></text:p>
          </table:table-cell>
        </table:table-row>
        <table:table-row table:style-name="Tabla10.2">
          <table:table-cell table:style-name="Tabla10.A7" office:value-type="string">
            <text:p text:style-name="P51"/>
          </table:table-cell>
          <table:table-cell table:style-name="Tabla10.B7" office:value-type="string">
            <text:p text:style-name="P51"/>
          </table:table-cell>
          <table:table-cell table:style-name="Tabla10.C7" office:value-type="string">
            <text:p text:style-name="P51"/>
          </table:table-cell>
          <table:table-cell table:style-name="Tabla10.D7" office:value-type="string">
            <text:p text:style-name="P51">real y real</text:p>
          </table:table-cell>
          <table:table-cell table:style-name="Tabla10.E7" office:value-type="float" office:value="0">
            <text:p text:style-name="P51">2.3&gt;=3.6</text:p>
          </table:table-cell>
          <table:covered-table-cell/>
        </table:table-row>
        <table:table-row table:style-name="Tabla10.2">
          <table:table-cell table:style-name="Tabla10.A2" office:value-type="string">
            <text:p text:style-name="P51">Igual a</text:p>
          </table:table-cell>
          <table:table-cell table:style-name="Tabla10.A2" office:value-type="string">
            <text:p text:style-name="P51">binario</text:p>
          </table:table-cell>
          <table:table-cell table:style-name="Tabla10.A2" office:value-type="string">
            <text:p text:style-name="P51">==</text:p>
          </table:table-cell>
          <table:table-cell table:style-name="Tabla10.A2" office:value-type="string">
            <text:p text:style-name="P51">entero y entero</text:p>
          </table:table-cell>
          <table:table-cell table:style-name="Tabla10.E2" office:value-type="float" office:value="-2">
            <text:p text:style-name="P51">2==4</text:p>
          </table:table-cell>
          <table:table-cell table:style-name="Tabla10.A2" table:number-rows-spanned="2" office:value-type="string">
            <text:p text:style-name="P55"><text:span text:style-name="T81">Devuelve el booleano true</text:span> si <text:soft-page-break/>el primer operando es <text:span text:style-name="T81">igual</text:span> que el segundo, <text:span text:style-name="T81">y en otro caso </text:span>devuelve <text:span text:style-name="T81">false</text:span></text:p>
          </table:table-cell>
        </table:table-row>
        <table:table-row table:style-name="Tabla10.2">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
          </table:table-cell>
          <table:table-cell table:style-name="Tabla10.A2" office:value-type="string">
            <text:p text:style-name="P51">real y real</text:p>
          </table:table-cell>
          <table:table-cell table:style-name="Tabla10.E2" office:value-type="float" office:value="0">
            <text:p text:style-name="P51">2.3==3.6</text:p>
          </table:table-cell>
          <table:covered-table-cell/>
        </table:table-row>
        <table:table-row table:style-name="Tabla10.10">
          <table:table-cell table:style-name="Tabla10.A2" office:value-type="string">
            <text:p text:style-name="P51">Distinto de</text:p>
          </table:table-cell>
          <table:table-cell table:style-name="Tabla10.A2" office:value-type="string">
            <text:p text:style-name="P51">binario</text:p>
          </table:table-cell>
          <table:table-cell table:style-name="Tabla10.A2" office:value-type="string">
            <text:p text:style-name="P51">!=</text:p>
          </table:table-cell>
          <table:table-cell table:style-name="Tabla10.A2" office:value-type="string">
            <text:p text:style-name="P51">entero y entero</text:p>
          </table:table-cell>
          <table:table-cell table:style-name="Tabla10.E2" office:value-type="float" office:value="-2">
            <text:p text:style-name="P51">2!=4</text:p>
          </table:table-cell>
          <table:table-cell table:style-name="Tabla10.F11" table:number-rows-spanned="2" office:value-type="string">
            <text:p text:style-name="P56"><text:span text:style-name="T81">Devuelve el booleano true</text:span> si el primer operando <text:span text:style-name="T82">es</text:span> <text:span text:style-name="T82">distinto d</text:span>el segundo, <text:span text:style-name="T81">y en otro caso </text:span>devuelve <text:span text:style-name="T81">false</text:span></text:p>
          </table:table-cell>
        </table:table-row>
        <table:table-row table:style-name="Tabla10.2">
          <table:table-cell table:style-name="Tabla10.A11" office:value-type="string">
            <text:p text:style-name="P51"/>
          </table:table-cell>
          <table:table-cell table:style-name="Tabla10.B11" office:value-type="string">
            <text:p text:style-name="P51"/>
          </table:table-cell>
          <table:table-cell table:style-name="Tabla10.C11" office:value-type="string">
            <text:p text:style-name="P51"/>
          </table:table-cell>
          <table:table-cell table:style-name="Tabla10.D11" office:value-type="string">
            <text:p text:style-name="P51">real y real</text:p>
          </table:table-cell>
          <table:table-cell table:style-name="Tabla10.E7" office:value-type="float" office:value="0">
            <text:p text:style-name="P51">2.3!=3.6</text:p>
          </table:table-cell>
          <table:covered-table-cell/>
        </table:table-row>
      </table:table>
      <text:p text:style-name="P26"/>
      <text:p text:style-name="P26"/>
      <text:list xml:id="list5988087318341091745" text:style-name="L6">
        <text:list-item>
          <text:p text:style-name="P92">El orden de precedencia de los operadores considerando de mayor a menor es :</text:p>
        </text:list-item>
      </text:list>
      <text:list xml:id="list961236060379093205" text:style-name="L7">
        <text:list-item>
          <text:p text:style-name="P97"><text:span text:style-name="T3">Operador <text:tab/><text:tab/>“</text:span><text:span text:style-name="T23">!</text:span><text:span text:style-name="T3">”</text:span></text:p>
        </text:list-item>
        <text:list-item>
          <text:p text:style-name="P97"><text:span text:style-name="T3">Operadores <text:tab/><text:tab/>“</text:span><text:span text:style-name="T23">**</text:span><text:span text:style-name="T3">”</text:span></text:p>
        </text:list-item>
        <text:list-item>
          <text:p text:style-name="P97"><text:span text:style-name="T3">Operadores <text:tab/><text:tab/>“</text:span><text:span text:style-name="T23">*</text:span><text:span text:style-name="T3">” , “</text:span><text:span text:style-name="T23">/</text:span><text:span text:style-name="T3">”</text:span></text:p>
        </text:list-item>
        <text:list-item>
          <text:p text:style-name="P97"><text:span text:style-name="T3">Operadores <text:tab/><text:tab/>“</text:span><text:span text:style-name="T23">+</text:span><text:span text:style-name="T3">” , “</text:span><text:span text:style-name="T23">-</text:span><text:span text:style-name="T3">”</text:span></text:p>
        </text:list-item>
        <text:list-item>
          <text:p text:style-name="P97"><text:span text:style-name="T3">Operadores <text:tab/><text:tab/>“</text:span><text:span text:style-name="T23">&lt;</text:span><text:span text:style-name="T3">” , “</text:span><text:span text:style-name="T23">&lt;=</text:span><text:span text:style-name="T3">” , “</text:span><text:span text:style-name="T23">&gt;</text:span><text:span text:style-name="T3">” , “</text:span><text:span text:style-name="T23">&gt;=</text:span><text:span text:style-name="T3">” , “</text:span><text:span text:style-name="T23">==</text:span><text:span text:style-name="T3">” , “</text:span><text:span text:style-name="T23">!=</text:span><text:span text:style-name="T3">”</text:span></text:p>
        </text:list-item>
        <text:list-item>
          <text:p text:style-name="P97"><text:span text:style-name="T3">Operadores <text:tab/><text:tab/>“</text:span><text:span text:style-name="T23">&amp;&amp;</text:span><text:span text:style-name="T3">” , “</text:span><text:span text:style-name="T23">||</text:span><text:span text:style-name="T3">” , “</text:span><text:span text:style-name="T22">¬</text:span><text:span text:style-name="T23">|</text:span><text:span text:style-name="T3">”</text:span></text:p>
        </text:list-item>
        <text:list-item>
          <text:p text:style-name="P98"><text:span text:style-name="T3">Operador <text:s/><text:tab/><text:tab/></text:span><text:span text:style-name="T3">“</text:span><text:span text:style-name="T23">=</text:span><text:span text:style-name="T25">”</text:span></text:p>
        </text:list-item>
      </text:list>
      <text:p text:style-name="P26"/>
      <text:list xml:id="list4135430608552165880" text:style-name="L8">
        <text:list-item>
          <text:p text:style-name="P93">Para los casos en los que se quiera aumentar la prioridad de un operador respecto a otro se utilizaran paréntesis.</text:p>
          <text:p text:style-name="P93"/>
        </text:list-item>
        <text:list-item>
          <text:p text:style-name="P93">Todos los operadores binarios tienen asociatividad por la izquierda, es decir, si encontramos una operación como 1 + 2 +3 se resuelve como ( 1 + 2 ) +3.</text:p>
        </text:list-item>
      </text:list>
      <text:p text:style-name="P28"/>
      <text:p text:style-name="P26"/>
      <text:list xml:id="list1137134113197866115" text:style-name="L9">
        <text:list-item>
          <text:p text:style-name="P112">Subprogramas.</text:p>
        </text:list-item>
      </text:list>
      <text:p text:style-name="P24"><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5"/>
      <text:list xml:id="list4769999027245537572" text:style-name="L10">
        <text:list-item>
          <text:p text:style-name="P113">Estructuras de control.</text:p>
        </text:list-item>
      </text:list>
      <text:p text:style-name="P72">Dispone de las estructuras de control siguientes :</text:p>
      <text:list xml:id="list4831919111902163987" text:style-name="L11">
        <text:list-item>
          <text:p text:style-name="P118">IF-THEN-ELSE</text:p>
        </text:list-item>
        <text:list-item>
          <text:p text:style-name="P118">WHILE</text:p>
        </text:list-item>
        <text:list-item>
          <text:p text:style-name="P118">SWITCH</text:p>
        </text:list-item>
      </text:list>
      <text:p text:style-name="P71"/>
      <text:p text:style-name="P71"/>
      <text:p text:style-name="P71"/>
      <text:h text:style-name="P119"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5"><text:tab/><text:span text:style-name="T84">&lt;Programa&gt; ::= &lt;Cabecera_programa&gt; &lt;bloque&gt;</text:span></text:p>
      <text:p text:style-name="P16"/>
      <text:p text:style-name="P16"><text:tab/>&lt;Cabecera_programa&gt; ::= <text:span text:style-name="T46">main</text:span></text:p>
      <text:p text:style-name="P74"/>
      <text:p text:style-name="P10"/>
      <text:p text:style-name="P11">Los bloques seguirán esta estructura, permitiendo anidamiento :</text:p>
      <text:p text:style-name="P10"/>
      <text:p text:style-name="P19"/>
      <text:p text:style-name="P35"><text:tab/>&lt;bloque&gt; ::= &lt;Inicio_de_bloque&gt;</text:p>
      <text:p text:style-name="P35"><text:tab/><text:tab/><text:tab/> &lt;Declar_de_variables_locales&gt;</text:p>
      <text:p text:style-name="P36"><text:tab/><text:tab/><text:tab/> &lt;Declar_de_subprogs&gt;</text:p>
      <text:p text:style-name="P35"><text:tab/><text:tab/><text:tab/> &lt;Sentencias&gt;</text:p>
      <text:p text:style-name="P35"><text:tab/><text:tab/><text:tab/> &lt;Fin_de_bloque&gt;</text:p>
      <text:p text:style-name="P35"/>
      <text:p text:style-name="P35"><text:tab/>&lt;Inicio_de_bloque&gt; ::= <text:span text:style-name="T54">'</text:span><text:span text:style-name="T42">{</text:span><text:span text:style-name="T54">'</text:span></text:p>
      <text:p text:style-name="P35"/>
      <text:p text:style-name="P35"><text:tab/>&lt;Fin_de_bloque&gt; ::= <text:span text:style-name="T54">'</text:span><text:span text:style-name="T42">}</text:span><text:span text:style-name="T54">'</text:span></text:p>
      <text:p text:style-name="P29"/>
      <text:p text:style-name="P12">Las declaraciones previas de variables :</text:p>
      <text:p text:style-name="P29"/>
      <text:p text:style-name="P35"><text:tab/>&lt;Declar_de_variables_locales&gt; ::= &lt;Marca_ini_declar_variables&gt;</text:p>
      <text:p text:style-name="P35"><text:tab/><text:tab/><text:tab/><text:tab/><text:tab/><text:tab/> <text:s text:c="3"/>&lt;Variables_locales&gt;</text:p>
      <text:p text:style-name="P36"><text:tab/><text:tab/><text:tab/><text:tab/><text:tab/><text:tab/> <text:s text:c="3"/>&lt;Marca_fin_declar_variables&gt;</text:p>
      <text:p text:style-name="P38"><text:tab/><text:tab/><text:tab/><text:tab/><text:tab/><text:tab/><text:tab/>|</text:p>
      <text:p text:style-name="P35"/>
      <text:p text:style-name="P35"><text:tab/>&lt;Marca_ini_declar_variables&gt; ::= <text:span text:style-name="T43">begin_declare</text:span></text:p>
      <text:p text:style-name="P35"/>
      <text:p text:style-name="P35"><text:tab/>&lt;Marca_fin_declar_variables&gt; ::= <text:span text:style-name="T43">end_declare</text:span></text:p>
      <text:p text:style-name="P35"/>
      <text:p text:style-name="P17"><text:tab/>&lt;Variables_locales&gt; ::= &lt;Variables_locales&gt; &lt;Cuerpo_declar_variables&gt;</text:p>
      <text:p text:style-name="P78">| &lt;Cuerpo_declar_variables&gt;</text:p>
      <text:p text:style-name="P17"/>
      <text:p text:style-name="P103"><text:tab/>&lt;lista_variables&gt; ::= &lt;identificador&gt; {<text:span text:style-name="T54">'</text:span>,<text:span text:style-name="T54">'</text:span> &lt;identificador&gt;}</text:p>
      <text:p text:style-name="P17"/>
      <text:p text:style-name="P17"/>
      <text:p text:style-name="P17"><text:tab/>&lt;Cuerpo_declar_variables&gt; ::= &lt;<text:span text:style-name="T43">Tipo_de_dato</text:span>&gt; &lt;<text:span text:style-name="T53">l</text:span><text:span text:style-name="T43">ista_variables</text:span>&gt; ;</text:p>
      <text:p text:style-name="P79"/>
      <text:p text:style-name="P17"><text:tab/>&lt;identificador&gt; ::= &lt;letra&gt; {&lt;caracter&gt;}</text:p>
      <text:p text:style-name="P17"/>
      <text:p text:style-name="P17"><text:soft-page-break/><text:tab/>&lt;caracter&gt; ::= &lt;letra&gt; | _ | &lt;digito&gt;</text:p>
      <text:p text:style-name="P31"><text:tab/></text:p>
      <text:p text:style-name="P34"/>
      <text:p text:style-name="P34"/>
      <text:p text:style-name="P34"/>
      <text:p text:style-name="P36"><text:tab/>&lt;Tipo_de_dato&gt; ::= &lt;Tipo_simple&gt; | &lt;Tipo_estructurado&gt;</text:p>
      <text:p text:style-name="P35"/>
      <text:p text:style-name="P36"><text:tab/>&lt;Tipo_simple&gt; ::= &lt;Tipo_entero&gt; | &lt;Tipo_real&gt; | &lt;Tipo_booleano&gt;| &lt;Tipo_caracter&gt;</text:p>
      <text:p text:style-name="P35"/>
      <text:p text:style-name="P35"><text:tab/>&lt;Tipo_estructurado&gt; ::= &lt;Tipo_<text:span text:style-name="T44">Array</text:span>&gt;</text:p>
      <text:p text:style-name="P35"/>
      <text:p text:style-name="P103"><text:tab/>&lt;Tipo_<text:span text:style-name="T44">Array</text:span>&gt; ::= &lt;Tipo_simple&gt; <text:span text:style-name="T44">&lt;identificador&gt; '[' &lt;dimension_array&gt; ']' </text:span><text:span text:style-name="T54">'</text:span><text:span text:style-name="T44">;</text:span><text:span text:style-name="T54">'</text:span></text:p>
      <text:p text:style-name="P80"/>
      <text:p text:style-name="P104"><text:span text:style-name="T44"><text:tab/>&lt;dimension_array&gt; ::=</text:span><text:span text:style-name="T45">&lt;constante_entera&gt; | &lt;constante_entera&gt; </text:span><text:span text:style-name="T54">'</text:span><text:span text:style-name="T45">,</text:span><text:span text:style-name="T54">'</text:span><text:span text:style-name="T45"> &lt;constante_entera&gt;</text:span></text:p>
      <text:p text:style-name="P35"/>
      <text:p text:style-name="P35"><text:tab/>&lt;Tipo_entero&gt; ::= <text:span text:style-name="T44">int</text:span></text:p>
      <text:p text:style-name="P35"/>
      <text:p text:style-name="P35"><text:tab/>&lt;Tipo_real&gt; ::= <text:span text:style-name="T44">double</text:span></text:p>
      <text:p text:style-name="P35"/>
      <text:p text:style-name="P35"><text:tab/>&lt;Tipo_booleano&gt; ::= <text:span text:style-name="T44">bool</text:span></text:p>
      <text:p text:style-name="P35"/>
      <text:p text:style-name="P35"><text:tab/>&lt;Tipo_caracter&gt; ::= <text:span text:style-name="T44">char</text:span></text:p>
      <text:p text:style-name="P30"/>
      <text:p text:style-name="P29"/>
      <text:p text:style-name="P12">La declaraciones de subprogramas : </text:p>
      <text:p text:style-name="P29"/>
      <text:p text:style-name="P35"><text:tab/>&lt;Declar_de_subprogs&gt; ::= &lt;Declar_de_subprogs&gt; &lt;Declar_subprog&gt;</text:p>
      <text:p text:style-name="P35"><text:tab/><text:tab/><text:tab/><text:tab/><text:tab/><text:tab/> |</text:p>
      <text:p text:style-name="P35"/>
      <text:p text:style-name="P35"><text:tab/>&lt;Declar_subprog&gt; ::= &lt;Cabecera_subprograma&gt; &lt;bloque&gt;</text:p>
      <text:p text:style-name="P35"/>
      <text:p text:style-name="P94"><text:tab/>&lt;Cabecera_subprograma&gt; ::= <text:span text:style-name="T47">void</text:span> &lt;identificador&gt; <text:span text:style-name="T54">'</text:span>(<text:span text:style-name="T54">'</text:span> &lt;Declar_<text:span text:style-name="T48">parametros</text:span>&gt; <text:span text:style-name="T54">'</text:span>)<text:span text:style-name="T54">'</text:span></text:p>
      <text:p text:style-name="P81"/>
      <text:p text:style-name="P17"><text:tab/><text:span text:style-name="T48">&lt;Declar_parametros&gt; ::= &lt;Tipo_de_dato&gt; &lt;identificador&gt; &lt;mas_parametros&gt; </text:span><text:span text:style-name="T49">|</text:span></text:p>
      <text:p text:style-name="P18"/>
      <text:p text:style-name="P105"><text:tab/>&lt;mas_parametros&gt; ::= <text:span text:style-name="T54">'</text:span>,<text:span text:style-name="T54">'</text:span> &lt;Tipo_de_dato&gt; &lt;identificador&gt; &lt;mas_parametros&gt; |</text:p>
      <text:p text:style-name="P29"/>
      <text:p text:style-name="P29"><text:tab/><text:tab/></text:p>
      <text:p text:style-name="P32">Las sentencias del programa :</text:p>
      <text:p text:style-name="P29"/>
      <text:p text:style-name="P35"><text:tab/>&lt;Sentencias&gt; ::= &lt;Sentencias&gt; &lt;Sentencia&gt;</text:p>
      <text:p text:style-name="P82">| &lt;Sentencia&gt;</text:p>
      <text:p text:style-name="P35"/>
      <text:p text:style-name="P35"><text:tab/>&lt;Sentencia&gt; ::= &lt;bloque&gt;</text:p>
      <text:p text:style-name="P17"><text:tab/><text:tab/><text:tab/> <text:s text:c="2"/>| &lt;sentencia_asignacion&gt;</text:p>
      <text:p text:style-name="P83">| &lt;sentencia_if&gt;</text:p>
      <text:p text:style-name="P85">| &lt;sentencia_while&gt;</text:p>
      <text:p text:style-name="P84">| &lt;sentencia_entrada&gt;</text:p>
      <text:p text:style-name="P86">| &lt;sentencia_salida&gt;</text:p>
      <text:p text:style-name="P83">| &lt;<text:span text:style-name="T50">Procedimiento</text:span>&gt; </text:p>
      <text:p text:style-name="P87"><text:soft-page-break/>| &lt;sentencia_case&gt;</text:p>
      <text:p text:style-name="P33"/>
      <text:p text:style-name="P33"/>
      <text:p text:style-name="P96"><text:tab/><text:span text:style-name="T85">&lt;sentencia_asignacion&gt; ::= &lt;iden_</text:span><text:span text:style-name="T86">array</text:span><text:span text:style-name="T85">&gt; </text:span><text:span text:style-name="T87">'</text:span><text:span text:style-name="T85">=</text:span><text:span text:style-name="T87">'</text:span><text:span text:style-name="T85"> &lt;Expresion&gt;</text:span><text:span text:style-name="T87">'</text:span><text:span text:style-name="T85">;</text:span><text:span text:style-name="T87">'</text:span></text:p>
      <text:p text:style-name="P35"/>
      <text:p text:style-name="P35"><text:tab/>&lt;Expresion&gt; ::= ( Expresion )</text:p>
      <text:p text:style-name="P35"><text:tab/><text:tab/><text:tab/><text:tab/>| &lt;Op_unario&gt; &lt;Expresion&gt;</text:p>
      <text:p text:style-name="P35"><text:tab/><text:tab/><text:tab/><text:tab/>| &lt;Expresion&gt; &lt;Op_binario&gt; &lt;Expresion&gt;</text:p>
      <text:p text:style-name="P35"><text:tab/><text:tab/><text:tab/><text:tab/>| &lt;iden_<text:span text:style-name="T100">array</text:span>&gt;</text:p>
      <text:p text:style-name="P35"><text:tab/><text:tab/><text:tab/><text:tab/>| &lt;Constante&gt;</text:p>
      <text:p text:style-name="P35"><text:tab/><text:tab/><text:tab/><text:tab/>| &lt;<text:span text:style-name="T51">Procedimiento</text:span>&gt; </text:p>
      <text:p text:style-name="P35"><text:tab/><text:tab/><text:tab/><text:tab/>| &lt;Agregados&gt;</text:p>
      <text:p text:style-name="P35"/>
      <text:p text:style-name="P37"><text:tab/><text:span text:style-name="T100">&lt;iden_array&gt; ::= &lt;identificador&gt;</text:span></text:p>
      <text:p text:style-name="P40"><text:tab/><text:tab/><text:tab/><text:tab/>|&lt;identificador&gt;'['&lt;expresion&gt;']'</text:p>
      <text:p text:style-name="P40"><text:tab/><text:tab/><text:tab/><text:tab/>|&lt;identificador&gt;'['&lt;expresion&gt;','&lt;expresion&gt;']' </text:p>
      <text:p text:style-name="P39"/>
      <text:p text:style-name="P94"><text:tab/>&lt;<text:span text:style-name="T50">Procedimiento</text:span>&gt; ::= &lt;identificador&gt; <text:span text:style-name="T54">'</text:span>(<text:span text:style-name="T54">'</text:span>&lt;Lista_expresiones&gt;<text:span text:style-name="T54">'</text:span>)<text:span text:style-name="T54">'</text:span></text:p>
      <text:p text:style-name="P35"/>
      <text:p text:style-name="P35"><text:tab/>&lt;Agregados&gt; ::= '<text:span text:style-name="T52">{</text:span>' &lt;Lista_expresiones&gt; '<text:span text:style-name="T52">}</text:span>'</text:p>
      <text:p text:style-name="P35"/>
      <text:p text:style-name="P35"><text:tab/>&lt;Lista_expresiones&gt; ::= &lt;Expresion&gt; </text:p>
      <text:p text:style-name="P94"><text:tab/><text:tab/><text:tab/><text:tab/><text:tab/>| &lt;Lista_expresiones&gt; <text:span text:style-name="T54">'</text:span>,<text:span text:style-name="T54">'</text:span> &lt;Expresion&gt;</text:p>
      <text:p text:style-name="P35"/>
      <text:p text:style-name="P35"/>
      <text:p text:style-name="P35"><text:tab/>&lt;sentencia_if&gt; ::= &lt;Alternativa_doble&gt;</text:p>
      <text:p text:style-name="P35"><text:tab/><text:tab/><text:tab/><text:tab/>| &lt;Alternativa_simple&gt;</text:p>
      <text:p text:style-name="P35"/>
      <text:p text:style-name="P35"><text:tab/>&lt;Alternativa_simple&gt; ::= <text:span text:style-name="T88">if</text:span> &lt;Expresion&gt; <text:span text:style-name="T70">&lt;Sentencia&gt;</text:span></text:p>
      <text:p text:style-name="P35"><text:tab/></text:p>
      <text:p text:style-name="P35"><text:tab/>&lt;Alternativa_doble&gt; ::= <text:span text:style-name="T89">if</text:span> &lt;Expresion&gt; <text:span text:style-name="T70">&lt;Sentencia&gt; </text:span><text:span text:style-name="T89">else</text:span> &lt;Sentencia&gt;</text:p>
      <text:p text:style-name="P35"/>
      <text:p text:style-name="P35"/>
      <text:p text:style-name="P94"><text:tab/>&lt;sentencia_while&gt; ::= <text:span text:style-name="T90">while </text:span><text:span text:style-name="T54">'</text:span><text:span text:style-name="T90">(</text:span><text:span text:style-name="T54">'</text:span> &lt;Expresion&gt; <text:span text:style-name="T54">'</text:span><text:span text:style-name="T90">)</text:span><text:span text:style-name="T54">'</text:span><text:span text:style-name="T90"> </text:span>&lt;Sentencia&gt;</text:p>
      <text:p text:style-name="P35"/>
      <text:p text:style-name="P35"/>
      <text:p text:style-name="P35"/>
      <text:p text:style-name="P35"><text:tab/>&lt;sentencia_entrada&gt; ::= &lt;nomb_entrada&gt; &lt;lista_variables&gt;</text:p>
      <text:p text:style-name="P35"/>
      <text:p text:style-name="P35"><text:tab/>&lt;nomb_entrada&gt; ::= <text:span text:style-name="T91">read</text:span></text:p>
      <text:p text:style-name="P35"/>
      <text:p text:style-name="P35"><text:tab/>&lt;sentencia_salida&gt; ::= &lt;nomb_salida&gt; &lt;lista_expresiones_o_cadena&gt;</text:p>
      <text:p text:style-name="P35"><text:tab/></text:p>
      <text:p text:style-name="P35"><text:tab/>&lt;nomb_salida&gt; ::= <text:span text:style-name="T91">write</text:span></text:p>
      <text:p text:style-name="P35"/>
      <text:p text:style-name="P95"><text:tab/>&lt;lista_expresiones_o_cadenas&gt; ::= <text:span text:style-name="T54">'</text:span>(<text:span text:style-name="T54">' </text:span>&lt;Expresion&gt; | &lt;cadena&gt; <text:span text:style-name="T54">'</text:span>)<text:span text:style-name="T54">'</text:span> {<text:span text:style-name="T54">'</text:span>,<text:span text:style-name="T54">'</text:span></text:p>
      <text:p text:style-name="P106"><text:span text:style-name="T54">'</text:span>(<text:span text:style-name="T54">'</text:span> &lt;Expresion&gt; | &lt;cadena&gt; <text:span text:style-name="T54">'</text:span>)<text:span text:style-name="T54">'</text:span>}</text:p>
      <text:p text:style-name="P35"><text:tab/></text:p>
      <text:p text:style-name="P35"><text:tab/>&lt;letra&gt; ::= a | … | z | A | … | Z</text:p>
      <text:p text:style-name="P35"><text:soft-page-break/></text:p>
      <text:p text:style-name="P35"><text:tab/>&lt;digito&gt; ::= 0 | 1 | 2 | 3 | 4 | 5 | 6 | 7 | 8 | 9</text:p>
      <text:p text:style-name="P35"/>
      <text:p text:style-name="P35"><text:tab/>&lt;Constante&gt; ::= &lt;constante_entera&gt; </text:p>
      <text:p text:style-name="P88">| &lt;constante_real&gt;</text:p>
      <text:p text:style-name="P89">| &lt;constante_booleana&gt;</text:p>
      <text:p text:style-name="P89">| '&lt;caracter&gt;'</text:p>
      <text:p text:style-name="P35"/>
      <text:p text:style-name="P35"><text:tab/>&lt;signo&gt; ::= + | - |</text:p>
      <text:p text:style-name="P35"/>
      <text:p text:style-name="P35"><text:tab/>&lt;constante_entera&gt; ::= &lt;constante_entera&gt; &lt;digito&gt;</text:p>
      <text:p text:style-name="P35"><text:tab/><text:tab/><text:tab/><text:tab/><text:tab/>| &lt;digito&gt;</text:p>
      <text:p text:style-name="P35"/>
      <text:p text:style-name="P35"><text:tab/>&lt;contante_real&gt; ::= &lt;constante_entera&gt; . &lt;constante_entera&gt;</text:p>
      <text:p text:style-name="P35"><text:tab/><text:tab/><text:tab/><text:tab/><text:tab/>| &lt;constante_entera&gt; E &lt;signo&gt; &lt;constante_entera&gt;</text:p>
      <text:p text:style-name="P35"><text:tab/><text:tab/><text:tab/><text:tab/><text:tab/>| &lt;constante_entera&gt; . &lt;constante_entera&gt; E </text:p>
      <text:p text:style-name="P90">&lt;signo&gt; &lt;constante_entera&gt;</text:p>
      <text:p text:style-name="P35"/>
      <text:p text:style-name="P35"><text:tab/>&lt;constante_booleana&gt; ::= <text:span text:style-name="T92">true</text:span> | <text:span text:style-name="T92">false</text:span></text:p>
      <text:p text:style-name="P35"/>
      <text:p text:style-name="P35"><text:tab/>&lt;cadena&gt; ::= “&lt;caracter&gt; {&lt;caracter&gt;} ”</text:p>
      <text:p text:style-name="P35"/>
      <text:p text:style-name="P35"><text:tab/>&lt;Op_unario&gt; ::= ! </text:p>
      <text:p text:style-name="P35"/>
      <text:p text:style-name="P35"><text:tab/>&lt;Op_binario&gt; ::= ** | + | - | * | / | &amp;&amp; | '||' | '¬|' | !=</text:p>
      <text:p text:style-name="P35"><text:tab/><text:tab/><text:tab/><text:tab/>| &lt; | &lt;= | &gt; | &gt;= | ==</text:p>
      <text:p text:style-name="P35"/>
      <text:p text:style-name="P35"><text:tab/></text:p>
      <text:p text:style-name="P107">&lt;sentencia_case&gt; ::= <text:span text:style-name="T93">switch </text:span><text:span text:style-name="T54">'</text:span><text:span text:style-name="T93">(</text:span><text:span text:style-name="T54">'</text:span> &lt;identificador&gt; <text:span text:style-name="T54">'</text:span><text:span text:style-name="T93">)</text:span><text:span text:style-name="T54">' </text:span><text:span text:style-name="T100">'{'</text:span><text:span text:style-name="T94"> </text:span>&lt;caso&gt; <text:span text:style-name="T94">&lt;caso_por_defecto&gt;</text:span><text:span text:style-name="T100">'}'</text:span></text:p>
      <text:p text:style-name="P7"/>
      <text:p text:style-name="P114"><text:tab/><text:span text:style-name="T95">&lt;caso&gt; ::= </text:span><text:span text:style-name="T96">case </text:span><text:span text:style-name="T95">&lt;</text:span><text:span text:style-name="T98">opcion</text:span><text:span text:style-name="T95">&gt; : </text:span><text:span text:style-name="T96">&lt;Sentencia&gt; break </text:span><text:span text:style-name="T99">'</text:span><text:span text:style-name="T96">;</text:span><text:span text:style-name="T99">'</text:span><text:span text:style-name="T96"> &lt;caso&gt; |</text:span></text:p>
      <text:p text:style-name="P8"><text:tab/><text:span text:style-name="T100">&lt;opcion&gt; ::= &lt;constante_entera&gt; | &lt;caracter&gt;</text:span></text:p>
      <text:p text:style-name="P114"><text:span text:style-name="T96"><text:tab/></text:span><text:span text:style-name="T97">&lt;caso_por_defecto&gt; ::= default </text:span><text:span text:style-name="T99">'</text:span><text:span text:style-name="T97">:</text:span><text:span text:style-name="T99">'</text:span><text:span text:style-name="T97"> &lt;Sentencia&gt; </text:span><text:span text:style-name="T99">'</text:span><text:span text:style-name="T97">;</text:span><text:span text:style-name="T99">'</text:span><text:span text:style-name="T97"> |</text:span></text:p>
      <text:p text:style-name="P9"/>
      <text:p text:style-name="P7"/>
      <text:p text:style-name="P7"/>
      <text:p text:style-name="P21"/>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55">C</text:span>. La estructura general será una cabecera seguida de un bloque.</text:p>
      <text:p text:style-name="P4"/>
      <text:p text:style-name="P4">La <text:span text:style-name="T24">cabecera</text:span> comienza con la palabra reservada <text:span text:style-name="T27">main</text:span>. </text:p>
      <text:p text:style-name="P4">En el <text:span text:style-name="T26">bloque</text:span> estará definido el cuerpo del programa. Éste estará delimitado por el inicio del bloque “<text:span text:style-name="T56">{</text:span>” <text:s/>y fin del bloque “<text:span text:style-name="T56">}</text:span>”. El cuerpo del programa estará constituido por la declaración de variables, declaración de subprogramas y sentencias. A continuación se muestra un ejemplo de un programa.</text:p>
      <text:p text:style-name="P4">Debido a que este lenguaje ofrece sensibilidad, <text:span text:style-name="T56">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41">Estructura</text:p>
          </table:table-cell>
          <table:table-cell table:style-name="Tabla1.B1" office:value-type="string">
            <text:p text:style-name="P42"/>
          </table:table-cell>
          <table:table-cell table:style-name="Tabla1.A1" office:value-type="string">
            <text:p text:style-name="P42">Estructura</text:p>
          </table:table-cell>
        </table:table-row>
        <table:table-row table:style-name="Tabla1.2">
          <table:table-cell table:style-name="Tabla1.A2" office:value-type="string">
            <text:p text:style-name="P42"><text:span text:style-name="T28">MAIN</text:span> <text:span text:style-name="T56">{</text:span></text:p>
            <text:p text:style-name="P42">&lt;Declar_de_variables_locales&gt;</text:p>
            <text:p text:style-name="P42">&lt;Declar_de_subprogs&gt;</text:p>
            <text:p text:style-name="P42">&lt;Sentencias&gt;</text:p>
            <text:p text:style-name="P47">}</text:p>
          </table:table-cell>
          <table:table-cell table:style-name="Tabla1.B1" office:value-type="string">
            <text:p text:style-name="P42"/>
          </table:table-cell>
          <table:table-cell table:style-name="Tabla1.A2" office:value-type="string">
            <text:p text:style-name="P42"><text:span text:style-name="T28">main</text:span> <text:span text:style-name="T56">{</text:span></text:p>
            <text:p text:style-name="P42">&lt;Declar_de_variables_locales&gt;</text:p>
            <text:p text:style-name="P42">&lt;Declar_de_subprogs&gt;</text:p>
            <text:p text:style-name="P42">&lt;Sentencias&gt;</text:p>
            <text:p text:style-name="P47">}</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29">begin_declare</text:span>” y “<text:span text:style-name="T29">end_declare</text:span>”. Cada declaración de variable estará constituida por la especificación de tipo de dato <text:span text:style-name="T57">al principio de la de</text:span><text:span text:style-name="T57">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30">int</text:span> , <text:span text:style-name="T30">double</text:span> , <text:span text:style-name="T30">bool</text:span> , <text:span text:style-name="T30">char</text:span> .</text:p>
      <text:p text:style-name="P4">También se pueden definir <text:span text:style-name="T58">arrays 1D y 2D</text:span> de los tipos anteriormente citados : <text:span text:style-name="T30">int [n]</text:span><text:span text:style-name="T38">,</text:span><text:span text:style-name="T30"> int [n,m]</text:span><text:span text:style-name="T26">,</text:span> <text:soft-page-break/><text:span text:style-name="T30">double [n]</text:span><text:span text:style-name="T38">,</text:span><text:span text:style-name="T30"> double [n,m]</text:span> , <text:span text:style-name="T30">bool [n]</text:span><text:span text:style-name="T38">, </text:span><text:span text:style-name="T30">bool [n,m]</text:span> , <text:span text:style-name="T30">char [n]</text:span><text:span text:style-name="T38">,</text:span><text:span text:style-name="T30"> char [n,m]</text:span> .</text:p>
      <text:p text:style-name="P4"/>
      <text:p text:style-name="P4">Para que los <text:span text:style-name="T26">identificadores</text:span> sean válidos deben comenzar con una letra y pueden estar seguidos de letras, dígitos o un “_”.</text:p>
      <text:p text:style-name="P4"/>
      <text:p text:style-name="P6">Debido a que este lenguaje ofrece sensibilidad, <text:span text:style-name="T56">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41">Ejemplo de declaración de variables</text:p>
          </table:table-cell>
          <table:table-cell table:style-name="Tabla2.B1" office:value-type="string">
            <text:p text:style-name="P42"/>
          </table:table-cell>
          <table:table-cell table:style-name="Tabla2.A1" office:value-type="string">
            <text:p text:style-name="P42">Ejemplo de declaración de variables</text:p>
          </table:table-cell>
        </table:table-row>
        <table:table-row table:style-name="Tabla2.2">
          <table:table-cell table:style-name="Tabla2.A2" office:value-type="string">
            <text:p text:style-name="P48">BEGIN_DECLARE</text:p>
            <text:p text:style-name="P42"><text:span text:style-name="T30">INT </text:span>a_1 , A_2 , tres ;</text:p>
            <text:p text:style-name="P42"><text:span text:style-name="T30">CHAR</text:span><text:span text:style-name="T58"> </text:span>id1 ;</text:p>
            <text:p text:style-name="P42"><text:span text:style-name="T30">Bool </text:span><text:span text:style-name="T58">array</text:span>1<text:span text:style-name="T58">[3]</text:span> , <text:span text:style-name="T58">array</text:span>2<text:span text:style-name="T58">[2,2]</text:span> ;</text:p>
            <text:p text:style-name="P42"/>
            <text:p text:style-name="P48">END_DECLARE</text:p>
          </table:table-cell>
          <table:table-cell table:style-name="Tabla2.B1" office:value-type="string">
            <text:p text:style-name="P42"/>
          </table:table-cell>
          <table:table-cell table:style-name="Tabla2.A2" office:value-type="string">
            <text:p text:style-name="P48">begin_declare</text:p>
            <text:p text:style-name="P43"><text:span text:style-name="T31">bool</text:span><text:span text:style-name="T59"> b1[2,2], b2[3] ;</text:span></text:p>
            <text:p text:style-name="P42"><text:span text:style-name="T30">double</text:span><text:span text:style-name="T58"> </text:span>id1 ;</text:p>
            <text:p text:style-name="P42"><text:span text:style-name="T30">int</text:span><text:span text:style-name="T58"> </text:span>id2 ;</text:p>
            <text:p text:style-name="P42"/>
            <text:p text:style-name="P48">end_declare</text:p>
          </table:table-cell>
        </table:table-row>
      </table:table>
      <text:p text:style-name="P13"/>
      <text:p text:style-name="P13"/>
      <text:p text:style-name="P13">Las variables definidas en el bloque del programa principal tendrán su ámbito en todo el bloque del programa principal, incluidos los subprogramas definidos en dicho bloque.</text:p>
      <text:p text:style-name="P13"/>
      <text:p text:style-name="P13"/>
      <text:h text:style-name="Heading_20_2" text:outline-level="2">DECLARACIÓN DE SUBPROGRAMAS : <text:span text:style-name="T60">PROCEDIMIENTOS</text:span></text:h>
      <text:p text:style-name="P13"/>
      <text:p text:style-name="P13">Se pueden declarar varios subprogramas dentro del bloque del programa . En nuestro caso, <text:s/>los subprogramas serán <text:span text:style-name="T61">procedimientos</text:span>, por lo que <text:span text:style-name="T61">no </text:span>dev<text:span text:style-name="T61">olverán</text:span> <text:span text:style-name="T61">ningún</text:span> dato.</text:p>
      <text:p text:style-name="P13"/>
      <text:p text:style-name="P14">La cabecera del subprograma se define con la palabra reservada <text:span text:style-name="T32">void</text:span> , el i<text:span text:style-name="T26">dentificador del subprograma</text:span> que es lo que le da nombre al subprograma, <text:span text:style-name="T26">entre paréntesis</text:span> se puede definir opcionalmente una <text:span text:style-name="T26">lista de argumentos</text:span> siguiendo la estructura de <text:span text:style-name="T61">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3"/>
      <text:p text:style-name="P13"/>
      <table:table table:name="Tabla3" table:style-name="Tabla3">
        <table:table-column table:style-name="Tabla3.A"/>
        <table:table-row>
          <table:table-cell table:style-name="Tabla3.A1" office:value-type="string">
            <text:p text:style-name="P41">Ejemplo de declaración de función</text:p>
          </table:table-cell>
        </table:table-row>
        <text:soft-page-break/>
        <table:table-row table:style-name="Tabla3.2">
          <table:table-cell table:style-name="Tabla3.A2" office:value-type="string">
            <text:p text:style-name="P46"><text:span text:style-name="T62">void</text:span> <text:span text:style-name="T37">u</text:span><text:span text:style-name="T39">n_procedimiento</text:span><text:span text:style-name="T37"> ( </text:span><text:span text:style-name="T39">int </text:span><text:span text:style-name="T37">arg1,</text:span><text:span text:style-name="T39">int </text:span><text:span text:style-name="T37">arg2,</text:span><text:span text:style-name="T39">char</text:span><text:span text:style-name="T37"> arg_c, </text:span><text:span text:style-name="T39">double [2,2]</text:span><text:span text:style-name="T37">)</text:span></text:p>
            <text:p text:style-name="P49">{</text:p>
            <text:p text:style-name="P50"/>
            <text:p text:style-name="P50">&lt;Declar_de_variables_locales&gt;</text:p>
            <text:p text:style-name="P50">&lt;Declar_de_subprogs&gt;</text:p>
            <text:p text:style-name="P50">&lt;Sentencias&gt;</text:p>
            <text:p text:style-name="P50"/>
            <text:p text:style-name="P49">}</text:p>
          </table:table-cell>
        </table:table-row>
      </table:table>
      <text:p text:style-name="P13"/>
      <text:p text:style-name="P13">El bloque del subprograma tendrá la misma estructura que el bloque del programa principal. Las variables definidas en el bloque de un subprograma tendrán su ámbito sólo dentro de éste subprograma.</text:p>
      <text:p text:style-name="P13"/>
      <text:p text:style-name="P13"/>
      <text:h text:style-name="Heading_20_2" text:outline-level="2">SENTENCIAS</text:h>
      <text:p text:style-name="P13"/>
      <text:p text:style-name="P13">El conjunto de sentencias que soporta el lenguaje está formado por sentencias de asignación, if , while , de entrada <text:span text:style-name="T63">(read</text:span>) , de salida (<text:span text:style-name="T63">write</text:span>) , case. A continuación se comenta con más detalle cada una de ellas.</text:p>
      <text:p text:style-name="P13"/>
      <text:p text:style-name="P13">Las <text:span text:style-name="T26">sentencias de asignación</text:span> vienen dadas por un identificador de una variable, el símbolo <text:span text:style-name="T26">“=”</text:span> y un valor dado por una expresión. El tipo de dato del valor asignado debe coincidir con el tipo de dato de la variable.</text:p>
      <text:p text:style-name="P13"/>
      <text:p text:style-name="P13">La <text:span text:style-name="T26">sentencia if</text:span> comienza por “<text:span text:style-name="T33">if”</text:span> continuada de una &lt;Expresion&gt;, de inmediato <text:s/><text:span text:style-name="T71">&lt;Sentencia&gt; y opcionalmente la palabra reservada </text:span><text:span text:style-name="T26">“</text:span><text:span text:style-name="T33">else</text:span><text:span text:style-name="T26">”</text:span> ,seguida de una estructura de tipo &lt;Sentencia&gt;. &lt;Expresion&gt; debe ser de <text:span text:style-name="T26">tipo bool</text:span>. &lt;Sentencia&gt; puede ser una sola sentencia o un bloque que a su vez contiene varias sentencias (encerradas entre <text:span text:style-name="T64">llaves</text:span>).</text:p>
      <text:p text:style-name="P13"/>
      <text:p text:style-name="P13">La <text:span text:style-name="T26">sentencia while</text:span> tiene como estructura : comienza por <text:span text:style-name="T34">while ( </text:span>&lt;Expresion&gt; <text:span text:style-name="T34">)</text:span> y por último viene una estructura de tipo &lt;Sentencia&gt;. Al igual que en las sentencias if, &lt;Expresion&gt; debe de ser de <text:span text:style-name="T26">tipo bool</text:span> y lo mismo ocurre con lo dicho con anterioridad sobre &lt;Sentencia&gt;.</text:p>
      <text:p text:style-name="P13"/>
      <text:p text:style-name="P13">La <text:span text:style-name="T26">sentencia de entrada</text:span> viene dada por la palabra reservada <text:span text:style-name="T34">read</text:span> y una lista de identificadores de variables en la que se almacenará la información leída desde teclado.</text:p>
      <text:p text:style-name="P13"/>
      <text:p text:style-name="P13">La <text:span text:style-name="T26">sentencia de salida</text:span> viene dada por la palabra reservada <text:span text:style-name="T34">write</text:span> y entre paréntesis una expresión o cadena o lista de expresiones o cadenas cuyo valor se imprimirá por pantalla.</text:p>
      <text:p text:style-name="P13"/>
      <text:p text:style-name="P13">La <text:span text:style-name="T26">sentencia case</text:span> sigue la siguiente estructura <text:s/>:</text:p>
      <text:p text:style-name="P13"/>
      <text:list xml:id="list8416955425249700835" text:style-name="L12">
        <text:list-item>
          <text:p text:style-name="P100"><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102"/>
        </text:list-item>
        <text:list-item>
          <text:p text:style-name="P101"><text:soft-page-break/>De la misma forma que en “if” y en “while”, &lt;Sentencia&gt; puede ser una sola sentencia o un bloque que contenga varias sentencias entre las palabras reservadas de principio y fin de bloque.</text:p>
          <text:p text:style-name="P102"/>
        </text:list-item>
        <text:list-item>
          <text:p text:style-name="P101">Este tipo de sentencia puede seguir la estructura de llevar una sola bifurcación explicada antes o una lista de estas bifurcaciones con la estructura dicha previamente.</text:p>
        </text:list-item>
      </text:list>
      <text:p text:style-name="P13"/>
      <text:p text:style-name="P13"/>
      <text:p text:style-name="P13"/>
      <text:list xml:id="list1706161684" text:continue-numbering="true" text:style-name="L12">
        <text:list-item>
          <text:p text:style-name="P99"><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73"/>
      <text:p text:style-name="P73"/>
      <text:h text:style-name="Heading_20_2" text:outline-level="2">EXPRESIONES</text:h>
      <text:p text:style-name="P13"/>
      <text:p text:style-name="P13">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3"/>
      <text:p text:style-name="P13">Las posibles <text:span text:style-name="T26">constantes</text:span> en el lenguaje serán <text:span text:style-name="T26">enteras</text:span>, <text:span text:style-name="T26">reales</text:span>, <text:span text:style-name="T26">lógicas</text:span> (<text:span text:style-name="T65">true</text:span> o <text:span text:style-name="T65">false</text:span>), <text:span text:style-name="T26">cadenas de caracteres</text:span> (secuencia de caracteres entre comillas dobles), <text:span text:style-name="T26">carácter</text:span> (carácter entre comillas simple) y <text:span text:style-name="T35">array</text:span><text:span text:style-name="T26"> constante</text:span> (<text:span text:style-name="T65">array1D y 2D</text:span> de constante anteriores separadas por comas y entre <text:span text:style-name="T65">llaves</text:span>).</text:p>
      <text:p text:style-name="P13"/>
      <text:p text:style-name="P13">Las <text:span text:style-name="T26">llamadas a </text:span><text:span text:style-name="T36">procedimientos</text:span> se identifican por medio de<text:span text:style-name="T66">l identificador del procedimiento </text:span>entre paréntesis de forma opcional una expresión o lista de expresiones.</text:p>
      <text:p text:style-name="P13"/>
      <text:p text:style-name="P13"/>
      <text:p text:style-name="P20"/>
      <text:h text:style-name="Heading_20_1" text:outline-level="1">IDENTIFICACIÓN DE LOS TOKENS CON EL MÁXIMO NIVEL DE ABSTRACCIÓN</text:h>
      <text:p text:style-name="P13"/>
      <text:p text:style-name="P13"/>
      <text:p text:style-name="P13">Identificaremos las palabras reservadas para después agrupar todas las que tengan un mismo significado sintáctico.</text:p>
      <text:p text:style-name="P13"/>
      <text:p text:style-name="P1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44">Token</text:p>
          </table:table-cell>
          <table:table-cell table:style-name="Tabla11.A1" office:value-type="string">
            <text:p text:style-name="P44">Identificador</text:p>
          </table:table-cell>
          <table:table-cell table:style-name="Tabla11.A1" office:value-type="string">
            <text:p text:style-name="P44">Atributos</text:p>
          </table:table-cell>
          <table:table-cell table:style-name="Tabla11.A1" office:value-type="string">
            <text:p text:style-name="P44">Patrón / Expresión regular</text:p>
          </table:table-cell>
        </table:table-row>
        <table:table-row table:style-name="Tabla11.2">
          <table:table-cell table:style-name="Tabla11.A2" office:value-type="string">
            <text:p text:style-name="P58">MAIN</text:p>
          </table:table-cell>
          <table:table-cell table:style-name="Tabla11.B2" office:value-type="float" office:value="260">
            <text:p text:style-name="P51">260</text:p>
          </table:table-cell>
          <table:table-cell table:style-name="Tabla11.C2">
            <text:p text:style-name="P51"/>
          </table:table-cell>
          <table:table-cell table:style-name="Tabla11.A2" office:value-type="string">
            <text:p text:style-name="P51">“<text:span text:style-name="T67">main</text:span>”</text:p>
          </table:table-cell>
        </table:table-row>
        <table:table-row table:style-name="Tabla11.2">
          <table:table-cell table:style-name="Tabla11.A2" office:value-type="string">
            <text:p text:style-name="P51">INICIO</text:p>
          </table:table-cell>
          <table:table-cell table:style-name="Tabla11.B2" office:value-type="float" office:value="261">
            <text:p text:style-name="P51">261</text:p>
          </table:table-cell>
          <table:table-cell table:style-name="Tabla11.C2">
            <text:p text:style-name="P51"/>
          </table:table-cell>
          <table:table-cell table:style-name="Tabla11.A2" office:value-type="string">
            <text:p text:style-name="P51">“<text:span text:style-name="T67">{</text:span>”</text:p>
          </table:table-cell>
        </table:table-row>
        <table:table-row table:style-name="Tabla11.2">
          <table:table-cell table:style-name="Tabla11.A2" office:value-type="string">
            <text:p text:style-name="P51">FINBLO</text:p>
          </table:table-cell>
          <table:table-cell table:style-name="Tabla11.B2" office:value-type="float" office:value="262">
            <text:p text:style-name="P51">262</text:p>
          </table:table-cell>
          <table:table-cell table:style-name="Tabla11.C2">
            <text:p text:style-name="P51"/>
          </table:table-cell>
          <table:table-cell table:style-name="Tabla11.A2" office:value-type="string">
            <text:p text:style-name="P51">“<text:span text:style-name="T67">}</text:span>”</text:p>
          </table:table-cell>
        </table:table-row>
        <table:table-row table:style-name="Tabla11.2">
          <table:table-cell table:style-name="Tabla11.A2" office:value-type="string">
            <text:p text:style-name="P51">INICIOV</text:p>
          </table:table-cell>
          <table:table-cell table:style-name="Tabla11.B2" office:value-type="float" office:value="263">
            <text:p text:style-name="P51">263</text:p>
          </table:table-cell>
          <table:table-cell table:style-name="Tabla11.C2">
            <text:p text:style-name="P51"/>
          </table:table-cell>
          <table:table-cell table:style-name="Tabla11.A2" office:value-type="string">
            <text:p text:style-name="P51">“<text:span text:style-name="T67">begin_declare</text:span>”</text:p>
          </table:table-cell>
        </table:table-row>
        <table:table-row table:style-name="Tabla11.2">
          <table:table-cell table:style-name="Tabla11.A2" office:value-type="string">
            <text:p text:style-name="P51">FINV</text:p>
          </table:table-cell>
          <table:table-cell table:style-name="Tabla11.B2" office:value-type="float" office:value="264">
            <text:p text:style-name="P51">264</text:p>
          </table:table-cell>
          <table:table-cell table:style-name="Tabla11.C2">
            <text:p text:style-name="P51"/>
          </table:table-cell>
          <table:table-cell table:style-name="Tabla11.A2" office:value-type="string">
            <text:p text:style-name="P51">“<text:span text:style-name="T67">end_declare</text:span>”</text:p>
          </table:table-cell>
        </table:table-row>
        <table:table-row table:style-name="Tabla11.2">
          <table:table-cell table:style-name="Tabla11.A2" office:value-type="string">
            <text:p text:style-name="P51">PYC</text:p>
          </table:table-cell>
          <table:table-cell table:style-name="Tabla11.B2" office:value-type="float" office:value="265">
            <text:p text:style-name="P51">265</text:p>
          </table:table-cell>
          <table:table-cell table:style-name="Tabla11.C2">
            <text:p text:style-name="P51"/>
          </table:table-cell>
          <table:table-cell table:style-name="Tabla11.A2" office:value-type="string">
            <text:p text:style-name="P51">“;”</text:p>
          </table:table-cell>
        </table:table-row>
        <table:table-row table:style-name="Tabla11.2">
          <table:table-cell table:style-name="Tabla11.A2" office:value-type="string">
            <text:p text:style-name="P51">COMA</text:p>
          </table:table-cell>
          <table:table-cell table:style-name="Tabla11.B2" office:value-type="float" office:value="266">
            <text:p text:style-name="P51">266</text:p>
          </table:table-cell>
          <table:table-cell table:style-name="Tabla11.C2">
            <text:p text:style-name="P51"/>
          </table:table-cell>
          <table:table-cell table:style-name="Tabla11.A2" office:value-type="string">
            <text:p text:style-name="P51">“,”</text:p>
          </table:table-cell>
        </table:table-row>
        <table:table-row table:style-name="Tabla11.2">
          <table:table-cell table:style-name="Tabla11.A2" office:value-type="string">
            <text:p text:style-name="P51">TIPOSIMPLE</text:p>
          </table:table-cell>
          <table:table-cell table:style-name="Tabla11.A2" office:value-type="string">
            <text:p text:style-name="P51">26<text:span text:style-name="T73">7</text:span></text:p>
          </table:table-cell>
          <table:table-cell table:style-name="Tabla11.C2" office:value-type="float" office:value="0">
            <text:p text:style-name="P51">1 : int 2 : double </text:p>
            <text:p text:style-name="P51">3 : bool 4 : c<text:span text:style-name="T68">har</text:span></text:p>
          </table:table-cell>
          <table:table-cell table:style-name="Tabla11.A2" office:value-type="string">
            <text:p text:style-name="P53">“<text:span text:style-name="T68">int</text:span>” | “<text:span text:style-name="T68">double</text:span>” | </text:p>
            <text:p text:style-name="P53">“<text:span text:style-name="T68">bool</text:span>” | “<text:span text:style-name="T68">char</text:span>”</text:p>
          </table:table-cell>
        </table:table-row>
        <table:table-row table:style-name="Tabla11.2">
          <table:table-cell table:style-name="Tabla11.A2" office:value-type="string">
            <text:p text:style-name="P59">PROCED</text:p>
          </table:table-cell>
          <table:table-cell table:style-name="Tabla11.A2" office:value-type="string">
            <text:p text:style-name="P51">2<text:span text:style-name="T73">68</text:span></text:p>
          </table:table-cell>
          <table:table-cell table:style-name="Tabla11.C2">
            <text:p text:style-name="P51"/>
          </table:table-cell>
          <table:table-cell table:style-name="Tabla11.A2" office:value-type="string">
            <text:p text:style-name="P51">“<text:span text:style-name="T69">void</text:span>”</text:p>
          </table:table-cell>
        </table:table-row>
        <table:table-row table:style-name="Tabla11.2">
          <table:table-cell table:style-name="Tabla11.A11" office:value-type="string">
            <text:p text:style-name="P51">CORIZ</text:p>
          </table:table-cell>
          <table:table-cell table:style-name="Tabla11.B11" office:value-type="string">
            <text:p text:style-name="P51">2<text:span text:style-name="T73">69</text:span></text:p>
          </table:table-cell>
          <table:table-cell table:style-name="Tabla11.C11">
            <text:p text:style-name="P51"/>
          </table:table-cell>
          <table:table-cell table:style-name="Tabla11.D11" office:value-type="string">
            <text:p text:style-name="P51">“[”</text:p>
          </table:table-cell>
        </table:table-row>
      </table:table>
      <text:p text:style-name="P13"/>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4">Token</text:p>
          </table:table-cell>
          <table:table-cell table:style-name="Tabla12.A1" office:value-type="string">
            <text:p text:style-name="P44">Identificador</text:p>
          </table:table-cell>
          <table:table-cell table:style-name="Tabla12.A1" office:value-type="string">
            <text:p text:style-name="P44">Atributos</text:p>
          </table:table-cell>
          <table:table-cell table:style-name="Tabla12.A1" office:value-type="string">
            <text:p text:style-name="P44">Patrón / Expresión regular</text:p>
          </table:table-cell>
        </table:table-row>
        <table:table-row table:style-name="Tabla12.2">
          <table:table-cell table:style-name="Tabla12.A2" office:value-type="string">
            <text:p text:style-name="P51">CORDER</text:p>
          </table:table-cell>
          <table:table-cell table:style-name="Tabla12.B2" office:value-type="float" office:value="273">
            <text:p text:style-name="P51">27<text:span text:style-name="T73">0</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ASIG</text:p>
          </table:table-cell>
          <table:table-cell table:style-name="Tabla12.A2" office:value-type="string">
            <text:p text:style-name="P51">27<text:span text:style-name="T74">1</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60">IF</text:p>
          </table:table-cell>
          <table:table-cell table:style-name="Tabla12.A2" office:value-type="string">
            <text:p text:style-name="P51">27<text:span text:style-name="T74">2</text:span></text:p>
          </table:table-cell>
          <table:table-cell table:style-name="Tabla12.C2">
            <text:p text:style-name="P51"/>
          </table:table-cell>
          <table:table-cell table:style-name="Tabla12.A2" office:value-type="string">
            <text:p text:style-name="P51">“<text:span text:style-name="T70">if</text:span>”</text:p>
          </table:table-cell>
        </table:table-row>
        <table:table-row table:style-name="Tabla12.2">
          <table:table-cell table:style-name="Tabla12.A2" office:value-type="string">
            <text:p text:style-name="P51">E<text:span text:style-name="T70">LSE</text:span></text:p>
          </table:table-cell>
          <table:table-cell table:style-name="Tabla12.A2" office:value-type="string">
            <text:p text:style-name="P51">27<text:span text:style-name="T74">3</text:span></text:p>
          </table:table-cell>
          <table:table-cell table:style-name="Tabla12.C2">
            <text:p text:style-name="P51"/>
          </table:table-cell>
          <table:table-cell table:style-name="Tabla12.A2" office:value-type="string">
            <text:p text:style-name="P51">“<text:span text:style-name="T72">else</text:span>”</text:p>
          </table:table-cell>
        </table:table-row>
        <table:table-row table:style-name="Tabla12.2">
          <table:table-cell table:style-name="Tabla12.A2" office:value-type="string">
            <text:p text:style-name="P61">WHILE</text:p>
          </table:table-cell>
          <table:table-cell table:style-name="Tabla12.A2" office:value-type="string">
            <text:p text:style-name="P51">27<text:span text:style-name="T74">4</text:span></text:p>
          </table:table-cell>
          <table:table-cell table:style-name="Tabla12.C2">
            <text:p text:style-name="P51"/>
          </table:table-cell>
          <table:table-cell table:style-name="Tabla12.A2" office:value-type="string">
            <text:p text:style-name="P51">“<text:span text:style-name="T72">while</text:span>”</text:p>
          </table:table-cell>
        </table:table-row>
        <table:table-row table:style-name="Tabla12.2">
          <table:table-cell table:style-name="Tabla12.A2" office:value-type="string">
            <text:p text:style-name="P61">READ</text:p>
          </table:table-cell>
          <table:table-cell table:style-name="Tabla12.A2" office:value-type="string">
            <text:p text:style-name="P51">2<text:span text:style-name="T74">75</text:span></text:p>
          </table:table-cell>
          <table:table-cell table:style-name="Tabla12.C2">
            <text:p text:style-name="P51"/>
          </table:table-cell>
          <table:table-cell table:style-name="Tabla12.A2" office:value-type="string">
            <text:p text:style-name="P51">“<text:span text:style-name="T72">read</text:span>”</text:p>
          </table:table-cell>
        </table:table-row>
        <table:table-row table:style-name="Tabla12.2">
          <table:table-cell table:style-name="Tabla12.A2" office:value-type="string">
            <text:p text:style-name="P61">WRITE</text:p>
          </table:table-cell>
          <table:table-cell table:style-name="Tabla12.A2" office:value-type="string">
            <text:p text:style-name="P51">2<text:span text:style-name="T74">76</text:span></text:p>
          </table:table-cell>
          <table:table-cell table:style-name="Tabla12.C2">
            <text:p text:style-name="P51"/>
          </table:table-cell>
          <table:table-cell table:style-name="Tabla12.A2" office:value-type="string">
            <text:p text:style-name="P51">“<text:span text:style-name="T72">write</text:span>”</text:p>
          </table:table-cell>
        </table:table-row>
        <table:table-row table:style-name="Tabla12.2">
          <table:table-cell table:style-name="Tabla12.A2" office:value-type="string">
            <text:p text:style-name="P51">CONSTANTE</text:p>
          </table:table-cell>
          <table:table-cell table:style-name="Tabla12.A2" office:value-type="string">
            <text:p text:style-name="P51">2<text:span text:style-name="T74">77</text:span></text:p>
          </table:table-cell>
          <table:table-cell table:style-name="Tabla12.C2" office:value-type="float" office:value="0">
            <text:p text:style-name="P51"><text:span text:style-name="T100">1</text:span>: [0-9]+.[0-9]* <text:span text:style-name="T100">2</text:span>: [0-9]+”E+”[0-9] + </text:p>
            <text:p text:style-name="P51"><text:soft-page-break/><text:span text:style-name="T100">3</text:span>: [0-9]+”E-”[0-9]+</text:p>
            <text:p text:style-name="P51"><text:span text:style-name="T100">4</text:span>: [0-9]+.[0-9] “E+”[0-9] +</text:p>
            <text:p text:style-name="P51"><text:span text:style-name="T100">5</text:span>: [0-9]+.[0-9] “E-”[0-9] +</text:p>
            <text:p text:style-name="P51"><text:span text:style-name="T100">6</text:span>: “ ' ”[^“ ' ”]“ ' ”</text:p>
            <text:p text:style-name="P51"><text:span text:style-name="T100">7</text:span>: <text:span text:style-name="T72">true</text:span> <text:span text:style-name="T100">8</text:span>: fals<text:span text:style-name="T72">e</text:span></text:p>
          </table:table-cell>
          <table:table-cell table:style-name="Tabla12.A2" office:value-type="string">
            <text:p text:style-name="P51"><text:s/>[0-9]+.[0-9]*</text:p>
            <text:p text:style-name="P51"><text:s/>| [0-9]+”E+”[0-9] +</text:p>
            <text:p text:style-name="P51"><text:soft-page-break/>| [0-9]+”E-”[0-9]+ </text:p>
            <text:p text:style-name="P51">| [0-9]+.[0-9] “E+”[0-9] +</text:p>
            <text:p text:style-name="P51">| [0-9]+.[0-9] “E-”[0-9] +</text:p>
            <text:p text:style-name="P51">| “ ' ”[^“ ' ”]“ ' ” </text:p>
            <text:p text:style-name="P51">| “<text:span text:style-name="T72">true</text:span>” </text:p>
            <text:p text:style-name="P51">| “<text:span text:style-name="T72">false</text:span>”</text:p>
          </table:table-cell>
        </table:table-row>
        <table:table-row table:style-name="Tabla12.2">
          <table:table-cell table:style-name="Tabla12.A2" office:value-type="string">
            <text:p text:style-name="P51">CADENA</text:p>
          </table:table-cell>
          <table:table-cell table:style-name="Tabla12.A2" office:value-type="string">
            <text:p text:style-name="P51">2<text:span text:style-name="T74">78</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IDENTIFICA</text:p>
          </table:table-cell>
          <table:table-cell table:style-name="Tabla12.A2" office:value-type="string">
            <text:p text:style-name="P51">2<text:span text:style-name="T75">79</text:span></text:p>
          </table:table-cell>
          <table:table-cell table:style-name="Tabla12.C2">
            <text:p text:style-name="P51"/>
          </table:table-cell>
          <table:table-cell table:style-name="Tabla12.A2" office:value-type="string">
            <text:p text:style-name="P51">[a-zA-Z]</text:p>
            <text:p text:style-name="P51">([a-zA-Z] | [0-9] | “_”)*</text:p>
          </table:table-cell>
        </table:table-row>
        <table:table-row table:style-name="Tabla12.2">
          <table:table-cell table:style-name="Tabla12.A2" office:value-type="string">
            <text:p text:style-name="P62">SWITCH</text:p>
          </table:table-cell>
          <table:table-cell table:style-name="Tabla12.A2" office:value-type="string">
            <text:p text:style-name="P51">2<text:span text:style-name="T75">80</text:span></text:p>
          </table:table-cell>
          <table:table-cell table:style-name="Tabla12.C2">
            <text:p text:style-name="P51"/>
          </table:table-cell>
          <table:table-cell table:style-name="Tabla12.A2" office:value-type="string">
            <text:p text:style-name="P51">“<text:span text:style-name="T73">switch</text:span>”</text:p>
          </table:table-cell>
        </table:table-row>
        <table:table-row table:style-name="Tabla12.2">
          <table:table-cell table:style-name="Tabla12.A2" office:value-type="string">
            <text:p text:style-name="P62">CASE</text:p>
          </table:table-cell>
          <table:table-cell table:style-name="Tabla12.A2" office:value-type="string">
            <text:p text:style-name="P51">28<text:span text:style-name="T75">1</text:span></text:p>
          </table:table-cell>
          <table:table-cell table:style-name="Tabla12.C2">
            <text:p text:style-name="P51"/>
          </table:table-cell>
          <table:table-cell table:style-name="Tabla12.A2" office:value-type="string">
            <text:p text:style-name="P51">“<text:span text:style-name="T73">case</text:span>”</text:p>
          </table:table-cell>
        </table:table-row>
        <table:table-row table:style-name="Tabla12.2">
          <table:table-cell table:style-name="Tabla12.A2" office:value-type="string">
            <text:p text:style-name="P63">DEFAULT</text:p>
          </table:table-cell>
          <table:table-cell table:style-name="Tabla12.A2" office:value-type="string">
            <text:p text:style-name="P63">282</text:p>
          </table:table-cell>
          <table:table-cell table:style-name="Tabla12.C2">
            <text:p text:style-name="P51"/>
          </table:table-cell>
          <table:table-cell table:style-name="Tabla12.A2" office:value-type="string">
            <text:p text:style-name="P51">“<text:span text:style-name="T75">default</text:span>”</text:p>
          </table:table-cell>
        </table:table-row>
        <table:table-row table:style-name="Tabla12.2">
          <table:table-cell table:style-name="Tabla12.A2" office:value-type="string">
            <text:p text:style-name="P63">DOSP</text:p>
          </table:table-cell>
          <table:table-cell table:style-name="Tabla12.A2" office:value-type="string">
            <text:p text:style-name="P63">283</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OPU</text:p>
          </table:table-cell>
          <table:table-cell table:style-name="Tabla12.A2" office:value-type="string">
            <text:p text:style-name="P51">28<text:span text:style-name="T75">4</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51">OPB</text:p>
          </table:table-cell>
          <table:table-cell table:style-name="Tabla12.A2" office:value-type="string">
            <text:p text:style-name="P51">28<text:span text:style-name="T75">5</text:span></text:p>
          </table:table-cell>
          <table:table-cell table:style-name="Tabla12.C2" office:value-type="float" office:value="0">
            <text:p text:style-name="P54"><text:span text:style-name="T75">1</text:span>: ** <text:span text:style-name="T75">2</text:span>: * <text:span text:style-name="T75">3</text:span>: / <text:span text:style-name="T75">4</text:span>: &amp;&amp; <text:span text:style-name="T75">5</text:span>: || </text:p>
            <text:p text:style-name="P54"><text:span text:style-name="T75">6</text:span>: <text:span text:style-name="T40">¬</text:span>| <text:span text:style-name="T75">7</text:span>: != <text:s/><text:span text:style-name="T75">8</text:span>: &lt; <text:span text:style-name="T75">9</text:span>: &lt;= 1<text:span text:style-name="T75">0</text:span>: &gt; 1<text:span text:style-name="T75">1</text:span>: &gt;= 1<text:span text:style-name="T75">2</text:span>: = = 1<text:span text:style-name="T75">3</text:span>: + 1<text:span text:style-name="T75">4</text:span>: -</text:p>
          </table:table-cell>
          <table:table-cell table:style-name="Tabla12.A2" office:value-type="string">
            <text:p text:style-name="P51">“**” | “*” | “/” | “&amp;&amp;” | “||” | “<text:span text:style-name="T40">¬</text:span>|” | “!=” | “&lt;” | “&lt;=” | “&gt;” | “&gt;=” | “= =” | “+” | “-”</text:p>
          </table:table-cell>
        </table:table-row>
        <table:table-row table:style-name="Tabla12.2">
          <table:table-cell table:style-name="Tabla12.A2" office:value-type="string">
            <text:p text:style-name="P51">PARDER</text:p>
          </table:table-cell>
          <table:table-cell table:style-name="Tabla12.A2" office:value-type="string">
            <text:p text:style-name="P51">2<text:span text:style-name="T75">86</text:span></text:p>
          </table:table-cell>
          <table:table-cell table:style-name="Tabla12.C2">
            <text:p text:style-name="P51"/>
          </table:table-cell>
          <table:table-cell table:style-name="Tabla12.A2" office:value-type="string">
            <text:p text:style-name="P44">“)”</text:p>
          </table:table-cell>
        </table:table-row>
        <table:table-row table:style-name="Tabla12.2">
          <table:table-cell table:style-name="Tabla12.A2" office:value-type="string">
            <text:p text:style-name="P51">PARIZ</text:p>
          </table:table-cell>
          <table:table-cell table:style-name="Tabla12.A2" office:value-type="string">
            <text:p text:style-name="P51">2<text:span text:style-name="T75">87</text:span></text:p>
          </table:table-cell>
          <table:table-cell table:style-name="Tabla12.C2">
            <text:p text:style-name="P51"/>
          </table:table-cell>
          <table:table-cell table:style-name="Tabla12.A2" office:value-type="string">
            <text:p text:style-name="P51">“(”</text:p>
          </table:table-cell>
        </table:table-row>
        <table:table-row table:style-name="Tabla12.2">
          <table:table-cell table:style-name="Tabla12.A2" office:value-type="string">
            <text:p text:style-name="P64">LLAVEIZ</text:p>
          </table:table-cell>
          <table:table-cell table:style-name="Tabla12.A2" office:value-type="string">
            <text:p text:style-name="P64">288</text:p>
          </table:table-cell>
          <table:table-cell table:style-name="Tabla12.C2">
            <text:p text:style-name="P51"/>
          </table:table-cell>
          <table:table-cell table:style-name="Tabla12.A2" office:value-type="string">
            <text:p text:style-name="P51">“<text:span text:style-name="T76">{</text:span>”</text:p>
          </table:table-cell>
        </table:table-row>
        <table:table-row table:style-name="Tabla12.2">
          <table:table-cell table:style-name="Tabla12.A2" office:value-type="string">
            <text:p text:style-name="P69">LLAVEDER</text:p>
          </table:table-cell>
          <table:table-cell table:style-name="Tabla12.A2" office:value-type="string">
            <text:p text:style-name="P64">289</text:p>
          </table:table-cell>
          <table:table-cell table:style-name="Tabla12.C2">
            <text:p text:style-name="P51"/>
          </table:table-cell>
          <table:table-cell table:style-name="Tabla12.A2" office:value-type="string">
            <text:p text:style-name="P64">“}”</text:p>
          </table:table-cell>
        </table:table-row>
        <table:table-row table:style-name="Tabla12.2">
          <table:table-cell table:style-name="Tabla12.A2" office:value-type="string">
            <text:p text:style-name="P66">BREAK</text:p>
          </table:table-cell>
          <table:table-cell table:style-name="Tabla12.A2" office:value-type="string">
            <text:p text:style-name="P66">290</text:p>
          </table:table-cell>
          <table:table-cell table:style-name="Tabla12.C2">
            <text:p text:style-name="P54"/>
          </table:table-cell>
          <table:table-cell table:style-name="Tabla12.A2" office:value-type="string">
            <text:p text:style-name="P54">“<text:span text:style-name="T77">b</text:span><text:span text:style-name="T78">reak”</text:span></text:p>
          </table:table-cell>
        </table:table-row>
        <table:table-row table:style-name="Tabla12.2">
          <table:table-cell table:style-name="Tabla12.A2" office:value-type="string">
            <text:p text:style-name="P70"><text:span text:style-name="T100">SUMA_REST</text:span><text:span text:style-name="T101">A</text:span></text:p>
          </table:table-cell>
          <table:table-cell table:style-name="Tabla12.A2" office:value-type="string">
            <text:p text:style-name="P67">291</text:p>
          </table:table-cell>
          <table:table-cell table:style-name="Tabla12.C2" office:value-type="float" office:value="0">
            <text:p text:style-name="P67">1: + 2: -</text:p>
          </table:table-cell>
          <table:table-cell table:style-name="Tabla12.A2" office:value-type="string">
            <text:p text:style-name="P67">+ | -</text:p>
          </table:table-cell>
        </table:table-row>
        <table:table-row table:style-name="Tabla12.2">
          <table:table-cell table:style-name="Tabla12.A24" office:value-type="string">
            <text:p text:style-name="P121">CONSTANTE_E</text:p>
          </table:table-cell>
          <table:table-cell table:style-name="Tabla12.B24" office:value-type="string">
            <text:p text:style-name="P122">292</text:p>
          </table:table-cell>
          <table:table-cell table:style-name="Tabla12.C24">
            <text:p text:style-name="P67"/>
          </table:table-cell>
          <table:table-cell table:style-name="Tabla12.D24" office:value-type="string">
            <text:p text:style-name="P68">[0-9]+</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8</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6H42M48S</meta:editing-duration>
    <meta:editing-cycles>427</meta:editing-cycles>
    <meta:generator>LibreOffice/4.0.0.3$MacOSX_x86 LibreOffice_project/53fd80e80f44edd735c18dbc5b6cde811e0a15c</meta:generator>
    <dc:date>2013-05-09T23:22:18</dc:date>
    <meta:document-statistic meta:table-count="12" meta:image-count="1" meta:object-count="0" meta:page-count="17" meta:paragraph-count="559" meta:word-count="2758" meta:character-count="17358" meta:non-whitespace-character-count="14935"/>
  </office:meta>
</office:document-meta>
</file>